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3P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apon_002_battleax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]&amp;[.A1]&amp;[.E1]&amp;[.A1]&amp;[.F1]" office:value-type="string" office:string-value="&quot;E:\Programs Windows\l3p14beta\l3p.exe&quot; &quot;%pov_source%\weapon_002_battleaxe.ldr&quot; &quot;%pov_source%\weapon_002_battleaxe.pov&quot; -o -ic -il -ibitems.inc -ieweapons_camera.inc" calcext:value-type="string">
            <text:p>"E:\Programs Windows\l3p14beta\l3p.exe" "%pov_source%\weapon_002_battleaxe.ldr" "%pov_source%\weapon_002_battleax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3_bow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]&amp;[.A2]&amp;[.E2]&amp;[.A2]&amp;[.F2]" office:value-type="string" office:string-value="&quot;E:\Programs Windows\l3p14beta\l3p.exe&quot; &quot;%pov_source%\weapon_003_bow.ldr&quot; &quot;%pov_source%\weapon_003_bow.pov&quot; -o -ic -il -ibitems.inc -ieweapons_camera.inc" calcext:value-type="string">
            <text:p>"E:\Programs Windows\l3p14beta\l3p.exe" "%pov_source%\weapon_003_bow.ldr" "%pov_source%\weapon_003_bow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4_circularsaw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]&amp;[.A3]&amp;[.E3]&amp;[.A3]&amp;[.F3]" office:value-type="string" office:string-value="&quot;E:\Programs Windows\l3p14beta\l3p.exe&quot; &quot;%pov_source%\weapon_004_circularsaw.ldr&quot; &quot;%pov_source%\weapon_004_circularsaw.pov&quot; -o -ic -il -ibitems.inc -ieweapons_camera.inc" calcext:value-type="string">
            <text:p>"E:\Programs Windows\l3p14beta\l3p.exe" "%pov_source%\weapon_004_circularsaw.ldr" "%pov_source%\weapon_004_circularsaw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5_crossbow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]&amp;[.A4]&amp;[.E4]&amp;[.A4]&amp;[.F4]" office:value-type="string" office:string-value="&quot;E:\Programs Windows\l3p14beta\l3p.exe&quot; &quot;%pov_source%\weapon_005_crossbow.ldr&quot; &quot;%pov_source%\weapon_005_crossbow.pov&quot; -o -ic -il -ibitems.inc -ieweapons_camera.inc" calcext:value-type="string">
            <text:p>"E:\Programs Windows\l3p14beta\l3p.exe" "%pov_source%\weapon_005_crossbow.ldr" "%pov_source%\weapon_005_crossbow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6_dynamit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5]&amp;[.A5]&amp;[.E5]&amp;[.A5]&amp;[.F5]" office:value-type="string" office:string-value="&quot;E:\Programs Windows\l3p14beta\l3p.exe&quot; &quot;%pov_source%\weapon_006_dynamite.ldr&quot; &quot;%pov_source%\weapon_006_dynamite.pov&quot; -o -ic -il -ibitems.inc -ieweapons_camera.inc" calcext:value-type="string">
            <text:p>"E:\Programs Windows\l3p14beta\l3p.exe" "%pov_source%\weapon_006_dynamite.ldr" "%pov_source%\weapon_006_dynamit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7_flintlockpisto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6]&amp;[.A6]&amp;[.E6]&amp;[.A6]&amp;[.F6]" office:value-type="string" office:string-value="&quot;E:\Programs Windows\l3p14beta\l3p.exe&quot; &quot;%pov_source%\weapon_007_flintlockpistol.ldr&quot; &quot;%pov_source%\weapon_007_flintlockpistol.pov&quot; -o -ic -il -ibitems.inc -ieweapons_camera.inc" calcext:value-type="string">
            <text:p>"E:\Programs Windows\l3p14beta\l3p.exe" "%pov_source%\weapon_007_flintlockpistol.ldr" "%pov_source%\weapon_007_flintlockpistol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8_laserpisto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7]&amp;[.A7]&amp;[.E7]&amp;[.A7]&amp;[.F7]" office:value-type="string" office:string-value="&quot;E:\Programs Windows\l3p14beta\l3p.exe&quot; &quot;%pov_source%\weapon_008_laserpistol.ldr&quot; &quot;%pov_source%\weapon_008_laserpistol.pov&quot; -o -ic -il -ibitems.inc -ieweapons_camera.inc" calcext:value-type="string">
            <text:p>"E:\Programs Windows\l3p14beta\l3p.exe" "%pov_source%\weapon_008_laserpistol.ldr" "%pov_source%\weapon_008_laserpistol.pov" -o -ic -il -ibitems.inc -ieweapons_camera.inc</text:p>
          </table:table-cell>
        </table:table-row>
        <table:table-row table:style-name="ro1">
          <table:table-cell office:value-type="string" calcext:value-type="string">
            <text:p>weapon_009_longblast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8]&amp;[.A8]&amp;[.E8]&amp;[.A8]&amp;[.F8]" office:value-type="string" office:string-value="&quot;E:\Programs Windows\l3p14beta\l3p.exe&quot; &quot;%pov_source%\weapon_009_longblaster.ldr&quot; &quot;%pov_source%\weapon_009_longblaster.pov&quot; -o -ic -il -ibitems.inc -ieweapons_camera.inc" calcext:value-type="string">
            <text:p>"E:\Programs Windows\l3p14beta\l3p.exe" "%pov_source%\weapon_009_longblaster.ldr" "%pov_source%\weapon_009_longblast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0_musket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9]&amp;[.A9]&amp;[.E9]&amp;[.A9]&amp;[.F9]" office:value-type="string" office:string-value="&quot;E:\Programs Windows\l3p14beta\l3p.exe&quot; &quot;%pov_source%\weapon_010_musket.ldr&quot; &quot;%pov_source%\weapon_010_musket.pov&quot; -o -ic -il -ibitems.inc -ieweapons_camera.inc" calcext:value-type="string">
            <text:p>"E:\Programs Windows\l3p14beta\l3p.exe" "%pov_source%\weapon_010_musket.ldr" "%pov_source%\weapon_010_musket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1_revolv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0]&amp;[.A10]&amp;[.E10]&amp;[.A10]&amp;[.F10]" office:value-type="string" office:string-value="&quot;E:\Programs Windows\l3p14beta\l3p.exe&quot; &quot;%pov_source%\weapon_011_revolver.ldr&quot; &quot;%pov_source%\weapon_011_revolver.pov&quot; -o -ic -il -ibitems.inc -ieweapons_camera.inc" calcext:value-type="string">
            <text:p>"E:\Programs Windows\l3p14beta\l3p.exe" "%pov_source%\weapon_011_revolver.ldr" "%pov_source%\weapon_011_revolv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2_rif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1]&amp;[.A11]&amp;[.E11]&amp;[.A11]&amp;[.F11]" office:value-type="string" office:string-value="&quot;E:\Programs Windows\l3p14beta\l3p.exe&quot; &quot;%pov_source%\weapon_012_rifle.ldr&quot; &quot;%pov_source%\weapon_012_rifle.pov&quot; -o -ic -il -ibitems.inc -ieweapons_camera.inc" calcext:value-type="string">
            <text:p>"E:\Programs Windows\l3p14beta\l3p.exe" "%pov_source%\weapon_012_rifle.ldr" "%pov_source%\weapon_012_rifl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3_smallblast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2]&amp;[.A12]&amp;[.E12]&amp;[.A12]&amp;[.F12]" office:value-type="string" office:string-value="&quot;E:\Programs Windows\l3p14beta\l3p.exe&quot; &quot;%pov_source%\weapon_013_smallblaster.ldr&quot; &quot;%pov_source%\weapon_013_smallblaster.pov&quot; -o -ic -il -ibitems.inc -ieweapons_camera.inc" calcext:value-type="string">
            <text:p>"E:\Programs Windows\l3p14beta\l3p.exe" "%pov_source%\weapon_013_smallblaster.ldr" "%pov_source%\weapon_013_smallblast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4_smiautomaticpisto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3]&amp;[.A13]&amp;[.E13]&amp;[.A13]&amp;[.F13]" office:value-type="string" office:string-value="&quot;E:\Programs Windows\l3p14beta\l3p.exe&quot; &quot;%pov_source%\weapon_014_smiautomaticpistol.ldr&quot; &quot;%pov_source%\weapon_014_smiautomaticpistol.pov&quot; -o -ic -il -ibitems.inc -ieweapons_camera.inc" calcext:value-type="string">
            <text:p>"E:\Programs Windows\l3p14beta\l3p.exe" "%pov_source%\weapon_014_smiautomaticpistol.ldr" "%pov_source%\weapon_014_smiautomaticpistol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5_shortblast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4]&amp;[.A14]&amp;[.E14]&amp;[.A14]&amp;[.F14]" office:value-type="string" office:string-value="&quot;E:\Programs Windows\l3p14beta\l3p.exe&quot; &quot;%pov_source%\weapon_015_shortblaster.ldr&quot; &quot;%pov_source%\weapon_015_shortblaster.pov&quot; -o -ic -il -ibitems.inc -ieweapons_camera.inc" calcext:value-type="string">
            <text:p>"E:\Programs Windows\l3p14beta\l3p.exe" "%pov_source%\weapon_015_shortblaster.ldr" "%pov_source%\weapon_015_shortblast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6_iceax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5]&amp;[.A15]&amp;[.E15]&amp;[.A15]&amp;[.F15]" office:value-type="string" office:string-value="&quot;E:\Programs Windows\l3p14beta\l3p.exe&quot; &quot;%pov_source%\weapon_016_iceaxe.ldr&quot; &quot;%pov_source%\weapon_016_iceaxe.pov&quot; -o -ic -il -ibitems.inc -ieweapons_camera.inc" calcext:value-type="string">
            <text:p>"E:\Programs Windows\l3p14beta\l3p.exe" "%pov_source%\weapon_016_iceaxe.ldr" "%pov_source%\weapon_016_iceax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7_knif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6]&amp;[.A16]&amp;[.E16]&amp;[.A16]&amp;[.F16]" office:value-type="string" office:string-value="&quot;E:\Programs Windows\l3p14beta\l3p.exe&quot; &quot;%pov_source%\weapon_017_knife.ldr&quot; &quot;%pov_source%\weapon_017_knife.pov&quot; -o -ic -il -ibitems.inc -ieweapons_camera.inc" calcext:value-type="string">
            <text:p>"E:\Programs Windows\l3p14beta\l3p.exe" "%pov_source%\weapon_017_knife.ldr" "%pov_source%\weapon_017_knif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8_lanc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7]&amp;[.A17]&amp;[.E17]&amp;[.A17]&amp;[.F17]" office:value-type="string" office:string-value="&quot;E:\Programs Windows\l3p14beta\l3p.exe&quot; &quot;%pov_source%\weapon_018_lance.ldr&quot; &quot;%pov_source%\weapon_018_lance.pov&quot; -o -ic -il -ibitems.inc -ieweapons_camera.inc" calcext:value-type="string">
            <text:p>"E:\Programs Windows\l3p14beta\l3p.exe" "%pov_source%\weapon_018_lance.ldr" "%pov_source%\weapon_018_lanc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19_longbow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8]&amp;[.A18]&amp;[.E18]&amp;[.A18]&amp;[.F18]" office:value-type="string" office:string-value="&quot;E:\Programs Windows\l3p14beta\l3p.exe&quot; &quot;%pov_source%\weapon_019_longbow.ldr&quot; &quot;%pov_source%\weapon_019_longbow.pov&quot; -o -ic -il -ibitems.inc -ieweapons_camera.inc" calcext:value-type="string">
            <text:p>"E:\Programs Windows\l3p14beta\l3p.exe" "%pov_source%\weapon_019_longbow.ldr" "%pov_source%\weapon_019_longbow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0_machinegu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19]&amp;[.A19]&amp;[.E19]&amp;[.A19]&amp;[.F19]" office:value-type="string" office:string-value="&quot;E:\Programs Windows\l3p14beta\l3p.exe&quot; &quot;%pov_source%\weapon_020_machinegun.ldr&quot; &quot;%pov_source%\weapon_020_machinegun.pov&quot; -o -ic -il -ibitems.inc -ieweapons_camera.inc" calcext:value-type="string">
            <text:p>"E:\Programs Windows\l3p14beta\l3p.exe" "%pov_source%\weapon_020_machinegun.ldr" "%pov_source%\weapon_020_machinegun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1_pharaohstaff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0]&amp;[.A20]&amp;[.E20]&amp;[.A20]&amp;[.F20]" office:value-type="string" office:string-value="&quot;E:\Programs Windows\l3p14beta\l3p.exe&quot; &quot;%pov_source%\weapon_021_pharaohstaff.ldr&quot; &quot;%pov_source%\weapon_021_pharaohstaff.pov&quot; -o -ic -il -ibitems.inc -ieweapons_camera.inc" calcext:value-type="string">
            <text:p>"E:\Programs Windows\l3p14beta\l3p.exe" "%pov_source%\weapon_021_pharaohstaff.ldr" "%pov_source%\weapon_021_pharaohstaff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2_pickax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1]&amp;[.A21]&amp;[.E21]&amp;[.A21]&amp;[.F21]" office:value-type="string" office:string-value="&quot;E:\Programs Windows\l3p14beta\l3p.exe&quot; &quot;%pov_source%\weapon_022_pickaxe.ldr&quot; &quot;%pov_source%\weapon_022_pickaxe.pov&quot; -o -ic -il -ibitems.inc -ieweapons_camera.inc" calcext:value-type="string">
            <text:p>"E:\Programs Windows\l3p14beta\l3p.exe" "%pov_source%\weapon_022_pickaxe.ldr" "%pov_source%\weapon_022_pickax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3_pik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2]&amp;[.A22]&amp;[.E22]&amp;[.A22]&amp;[.F22]" office:value-type="string" office:string-value="&quot;E:\Programs Windows\l3p14beta\l3p.exe&quot; &quot;%pov_source%\weapon_023_pike.ldr&quot; &quot;%pov_source%\weapon_023_pike.pov&quot; -o -ic -il -ibitems.inc -ieweapons_camera.inc" calcext:value-type="string">
            <text:p>"E:\Programs Windows\l3p14beta\l3p.exe" "%pov_source%\weapon_023_pike.ldr" "%pov_source%\weapon_023_pik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4_pipewrench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3]&amp;[.A23]&amp;[.E23]&amp;[.A23]&amp;[.F23]" office:value-type="string" office:string-value="&quot;E:\Programs Windows\l3p14beta\l3p.exe&quot; &quot;%pov_source%\weapon_024_pipewrench.ldr&quot; &quot;%pov_source%\weapon_024_pipewrench.pov&quot; -o -ic -il -ibitems.inc -ieweapons_camera.inc" calcext:value-type="string">
            <text:p>"E:\Programs Windows\l3p14beta\l3p.exe" "%pov_source%\weapon_024_pipewrench.ldr" "%pov_source%\weapon_024_pipewrench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5_pitchfor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4]&amp;[.A24]&amp;[.E24]&amp;[.A24]&amp;[.F24]" office:value-type="string" office:string-value="&quot;E:\Programs Windows\l3p14beta\l3p.exe&quot; &quot;%pov_source%\weapon_025_pitchfork.ldr&quot; &quot;%pov_source%\weapon_025_pitchfork.pov&quot; -o -ic -il -ibitems.inc -ieweapons_camera.inc" calcext:value-type="string">
            <text:p>"E:\Programs Windows\l3p14beta\l3p.exe" "%pov_source%\weapon_025_pitchfork.ldr" "%pov_source%\weapon_025_pitchfork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6_halber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5]&amp;[.A25]&amp;[.E25]&amp;[.A25]&amp;[.F25]" office:value-type="string" office:string-value="&quot;E:\Programs Windows\l3p14beta\l3p.exe&quot; &quot;%pov_source%\weapon_026_halberd.ldr&quot; &quot;%pov_source%\weapon_026_halberd.pov&quot; -o -ic -il -ibitems.inc -ieweapons_camera.inc" calcext:value-type="string">
            <text:p>"E:\Programs Windows\l3p14beta\l3p.exe" "%pov_source%\weapon_026_halberd.ldr" "%pov_source%\weapon_026_halberd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7_shove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6]&amp;[.A26]&amp;[.E26]&amp;[.A26]&amp;[.F26]" office:value-type="string" office:string-value="&quot;E:\Programs Windows\l3p14beta\l3p.exe&quot; &quot;%pov_source%\weapon_027_shovel.ldr&quot; &quot;%pov_source%\weapon_027_shovel.pov&quot; -o -ic -il -ibitems.inc -ieweapons_camera.inc" calcext:value-type="string">
            <text:p>"E:\Programs Windows\l3p14beta\l3p.exe" "%pov_source%\weapon_027_shovel.ldr" "%pov_source%\weapon_027_shovel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8_sledgehgamm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7]&amp;[.A27]&amp;[.E27]&amp;[.A27]&amp;[.F27]" office:value-type="string" office:string-value="&quot;E:\Programs Windows\l3p14beta\l3p.exe&quot; &quot;%pov_source%\weapon_028_sledgehgammer.ldr&quot; &quot;%pov_source%\weapon_028_sledgehgammer.pov&quot; -o -ic -il -ibitems.inc -ieweapons_camera.inc" calcext:value-type="string">
            <text:p>"E:\Programs Windows\l3p14beta\l3p.exe" "%pov_source%\weapon_028_sledgehgammer.ldr" "%pov_source%\weapon_028_sledgehgamm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29_spea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8]&amp;[.A28]&amp;[.E28]&amp;[.A28]&amp;[.F28]" office:value-type="string" office:string-value="&quot;E:\Programs Windows\l3p14beta\l3p.exe&quot; &quot;%pov_source%\weapon_029_spear.ldr&quot; &quot;%pov_source%\weapon_029_spear.pov&quot; -o -ic -il -ibitems.inc -ieweapons_camera.inc" calcext:value-type="string">
            <text:p>"E:\Programs Windows\l3p14beta\l3p.exe" "%pov_source%\weapon_029_spear.ldr" "%pov_source%\weapon_029_spea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0_spearwithblade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29]&amp;[.A29]&amp;[.E29]&amp;[.A29]&amp;[.F29]" office:value-type="string" office:string-value="&quot;E:\Programs Windows\l3p14beta\l3p.exe&quot; &quot;%pov_source%\weapon_030_spearwithblades.ldr&quot; &quot;%pov_source%\weapon_030_spearwithblades.pov&quot; -o -ic -il -ibitems.inc -ieweapons_camera.inc" calcext:value-type="string">
            <text:p>"E:\Programs Windows\l3p14beta\l3p.exe" "%pov_source%\weapon_030_spearwithblades.ldr" "%pov_source%\weapon_030_spearwithblades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1_speargu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0]&amp;[.A30]&amp;[.E30]&amp;[.A30]&amp;[.F30]" office:value-type="string" office:string-value="&quot;E:\Programs Windows\l3p14beta\l3p.exe&quot; &quot;%pov_source%\weapon_031_speargun.ldr&quot; &quot;%pov_source%\weapon_031_speargun.pov&quot; -o -ic -il -ibitems.inc -ieweapons_camera.inc" calcext:value-type="string">
            <text:p>"E:\Programs Windows\l3p14beta\l3p.exe" "%pov_source%\weapon_031_speargun.ldr" "%pov_source%\weapon_031_speargun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2_cutlas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1]&amp;[.A31]&amp;[.E31]&amp;[.A31]&amp;[.F31]" office:value-type="string" office:string-value="&quot;E:\Programs Windows\l3p14beta\l3p.exe&quot; &quot;%pov_source%\weapon_032_cutlass.ldr&quot; &quot;%pov_source%\weapon_032_cutlass.pov&quot; -o -ic -il -ibitems.inc -ieweapons_camera.inc" calcext:value-type="string">
            <text:p>"E:\Programs Windows\l3p14beta\l3p.exe" "%pov_source%\weapon_032_cutlass.ldr" "%pov_source%\weapon_032_cutlass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3_greatswor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2]&amp;[.A32]&amp;[.E32]&amp;[.A32]&amp;[.F32]" office:value-type="string" office:string-value="&quot;E:\Programs Windows\l3p14beta\l3p.exe&quot; &quot;%pov_source%\weapon_033_greatsword.ldr&quot; &quot;%pov_source%\weapon_033_greatsword.pov&quot; -o -ic -il -ibitems.inc -ieweapons_camera.inc" calcext:value-type="string">
            <text:p>"E:\Programs Windows\l3p14beta\l3p.exe" "%pov_source%\weapon_033_greatsword.ldr" "%pov_source%\weapon_033_greatsword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4_katana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3]&amp;[.A33]&amp;[.E33]&amp;[.A33]&amp;[.F33]" office:value-type="string" office:string-value="&quot;E:\Programs Windows\l3p14beta\l3p.exe&quot; &quot;%pov_source%\weapon_034_katana.ldr&quot; &quot;%pov_source%\weapon_034_katana.pov&quot; -o -ic -il -ibitems.inc -ieweapons_camera.inc" calcext:value-type="string">
            <text:p>"E:\Programs Windows\l3p14beta\l3p.exe" "%pov_source%\weapon_034_katana.ldr" "%pov_source%\weapon_034_katana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5_khopesh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4]&amp;[.A34]&amp;[.E34]&amp;[.A34]&amp;[.F34]" office:value-type="string" office:string-value="&quot;E:\Programs Windows\l3p14beta\l3p.exe&quot; &quot;%pov_source%\weapon_035_khopesh.ldr&quot; &quot;%pov_source%\weapon_035_khopesh.pov&quot; -o -ic -il -ibitems.inc -ieweapons_camera.inc" calcext:value-type="string">
            <text:p>"E:\Programs Windows\l3p14beta\l3p.exe" "%pov_source%\weapon_035_khopesh.ldr" "%pov_source%\weapon_035_khopesh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6_longswor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5]&amp;[.A35]&amp;[.E35]&amp;[.A35]&amp;[.F35]" office:value-type="string" office:string-value="&quot;E:\Programs Windows\l3p14beta\l3p.exe&quot; &quot;%pov_source%\weapon_036_longsword.ldr&quot; &quot;%pov_source%\weapon_036_longsword.pov&quot; -o -ic -il -ibitems.inc -ieweapons_camera.inc" calcext:value-type="string">
            <text:p>"E:\Programs Windows\l3p14beta\l3p.exe" "%pov_source%\weapon_036_longsword.ldr" "%pov_source%\weapon_036_longsword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7_rapi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6]&amp;[.A36]&amp;[.E36]&amp;[.A36]&amp;[.F36]" office:value-type="string" office:string-value="&quot;E:\Programs Windows\l3p14beta\l3p.exe&quot; &quot;%pov_source%\weapon_037_rapier.ldr&quot; &quot;%pov_source%\weapon_037_rapier.pov&quot; -o -ic -il -ibitems.inc -ieweapons_camera.inc" calcext:value-type="string">
            <text:p>"E:\Programs Windows\l3p14beta\l3p.exe" "%pov_source%\weapon_037_rapier.ldr" "%pov_source%\weapon_037_rapi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8_gladiu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7]&amp;[.A37]&amp;[.E37]&amp;[.A37]&amp;[.F37]" office:value-type="string" office:string-value="&quot;E:\Programs Windows\l3p14beta\l3p.exe&quot; &quot;%pov_source%\weapon_038_gladius.ldr&quot; &quot;%pov_source%\weapon_038_gladius.pov&quot; -o -ic -il -ibitems.inc -ieweapons_camera.inc" calcext:value-type="string">
            <text:p>"E:\Programs Windows\l3p14beta\l3p.exe" "%pov_source%\weapon_038_gladius.ldr" "%pov_source%\weapon_038_gladius.pov" -o -ic -il -ibitems.inc -ieweapons_camera.inc</text:p>
          </table:table-cell>
        </table:table-row>
        <table:table-row table:style-name="ro1">
          <table:table-cell office:value-type="string" calcext:value-type="string">
            <text:p>weapon_039_scimita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8]&amp;[.A38]&amp;[.E38]&amp;[.A38]&amp;[.F38]" office:value-type="string" office:string-value="&quot;E:\Programs Windows\l3p14beta\l3p.exe&quot; &quot;%pov_source%\weapon_039_scimitar.ldr&quot; &quot;%pov_source%\weapon_039_scimitar.pov&quot; -o -ic -il -ibitems.inc -ieweapons_camera.inc" calcext:value-type="string">
            <text:p>"E:\Programs Windows\l3p14beta\l3p.exe" "%pov_source%\weapon_039_scimitar.ldr" "%pov_source%\weapon_039_scimita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0_shortswor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39]&amp;[.A39]&amp;[.E39]&amp;[.A39]&amp;[.F39]" office:value-type="string" office:string-value="&quot;E:\Programs Windows\l3p14beta\l3p.exe&quot; &quot;%pov_source%\weapon_040_shortsword.ldr&quot; &quot;%pov_source%\weapon_040_shortsword.pov&quot; -o -ic -il -ibitems.inc -ieweapons_camera.inc" calcext:value-type="string">
            <text:p>"E:\Programs Windows\l3p14beta\l3p.exe" "%pov_source%\weapon_040_shortsword.ldr" "%pov_source%\weapon_040_shortsword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1_urukhai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0]&amp;[.A40]&amp;[.E40]&amp;[.A40]&amp;[.F40]" office:value-type="string" office:string-value="&quot;E:\Programs Windows\l3p14beta\l3p.exe&quot; &quot;%pov_source%\weapon_041_urukhai.ldr&quot; &quot;%pov_source%\weapon_041_urukhai.pov&quot; -o -ic -il -ibitems.inc -ieweapons_camera.inc" calcext:value-type="string">
            <text:p>"E:\Programs Windows\l3p14beta\l3p.exe" "%pov_source%\weapon_041_urukhai.ldr" "%pov_source%\weapon_041_urukhai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2_angledhilt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1]&amp;[.A41]&amp;[.E41]&amp;[.A41]&amp;[.F41]" office:value-type="string" office:string-value="&quot;E:\Programs Windows\l3p14beta\l3p.exe&quot; &quot;%pov_source%\weapon_042_angledhilt.ldr&quot; &quot;%pov_source%\weapon_042_angledhilt.pov&quot; -o -ic -il -ibitems.inc -ieweapons_camera.inc" calcext:value-type="string">
            <text:p>"E:\Programs Windows\l3p14beta\l3p.exe" "%pov_source%\weapon_042_angledhilt.ldr" "%pov_source%\weapon_042_angledhilt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3_handax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2]&amp;[.A42]&amp;[.E42]&amp;[.A42]&amp;[.F42]" office:value-type="string" office:string-value="&quot;E:\Programs Windows\l3p14beta\l3p.exe&quot; &quot;%pov_source%\weapon_043_handaxe.ldr&quot; &quot;%pov_source%\weapon_043_handaxe.pov&quot; -o -ic -il -ibitems.inc -ieweapons_camera.inc" calcext:value-type="string">
            <text:p>"E:\Programs Windows\l3p14beta\l3p.exe" "%pov_source%\weapon_043_handaxe.ldr" "%pov_source%\weapon_043_handax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4_hamm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3]&amp;[.A43]&amp;[.E43]&amp;[.A43]&amp;[.F43]" office:value-type="string" office:string-value="&quot;E:\Programs Windows\l3p14beta\l3p.exe&quot; &quot;%pov_source%\weapon_044_hammer.ldr&quot; &quot;%pov_source%\weapon_044_hammer.pov&quot; -o -ic -il -ibitems.inc -ieweapons_camera.inc" calcext:value-type="string">
            <text:p>"E:\Programs Windows\l3p14beta\l3p.exe" "%pov_source%\weapon_044_hammer.ldr" "%pov_source%\weapon_044_hammer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5_claw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4]&amp;[.A44]&amp;[.E44]&amp;[.A44]&amp;[.F44]" office:value-type="string" office:string-value="&quot;E:\Programs Windows\l3p14beta\l3p.exe&quot; &quot;%pov_source%\weapon_045_claw.ldr&quot; &quot;%pov_source%\weapon_045_claw.pov&quot; -o -ic -il -ibitems.inc -ieweapons_camera.inc" calcext:value-type="string">
            <text:p>"E:\Programs Windows\l3p14beta\l3p.exe" "%pov_source%\weapon_045_claw.ldr" "%pov_source%\weapon_045_claw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6_curvedblad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5]&amp;[.A45]&amp;[.E45]&amp;[.A45]&amp;[.F45]" office:value-type="string" office:string-value="&quot;E:\Programs Windows\l3p14beta\l3p.exe&quot; &quot;%pov_source%\weapon_046_curvedblade.ldr&quot; &quot;%pov_source%\weapon_046_curvedblade.pov&quot; -o -ic -il -ibitems.inc -ieweapons_camera.inc" calcext:value-type="string">
            <text:p>"E:\Programs Windows\l3p14beta\l3p.exe" "%pov_source%\weapon_046_curvedblade.ldr" "%pov_source%\weapon_046_curvedblade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7_trident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6]&amp;[.A46]&amp;[.E46]&amp;[.A46]&amp;[.F46]" office:value-type="string" office:string-value="&quot;E:\Programs Windows\l3p14beta\l3p.exe&quot; &quot;%pov_source%\weapon_047_trident.ldr&quot; &quot;%pov_source%\weapon_047_trident.pov&quot; -o -ic -il -ibitems.inc -ieweapons_camera.inc" calcext:value-type="string">
            <text:p>"E:\Programs Windows\l3p14beta\l3p.exe" "%pov_source%\weapon_047_trident.ldr" "%pov_source%\weapon_047_trident.pov" -o -ic -il -ibitems.inc -ieweapons_camera.inc</text:p>
          </table:table-cell>
        </table:table-row>
        <table:table-row table:style-name="ro1">
          <table:table-cell office:value-type="string" calcext:value-type="string">
            <text:p>weapon_048_whip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weapons_camera.inc</text:p>
          </table:table-cell>
          <table:table-cell/>
          <table:table-cell table:formula="of:=[.D47]&amp;[.A47]&amp;[.E47]&amp;[.A47]&amp;[.F47]" office:value-type="string" office:string-value="&quot;E:\Programs Windows\l3p14beta\l3p.exe&quot; &quot;%pov_source%\weapon_048_whip.ldr&quot; &quot;%pov_source%\weapon_048_whip.pov&quot; -o -ic -il -ibitems.inc -ieweapons_camera.inc" calcext:value-type="string">
            <text:p>"E:\Programs Windows\l3p14beta\l3p.exe" "%pov_source%\weapon_048_whip.ldr" "%pov_source%\weapon_048_whip.pov" -o -ic -il -ibitems.inc -ieweapons_camera.in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or_001_samurai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49]&amp;[.A49]&amp;[.E49]&amp;[.A49]&amp;[.F49]" office:value-type="string" office:string-value="&quot;E:\Programs Windows\l3p14beta\l3p.exe&quot; &quot;%pov_source%\armor_001_samurai.ldr&quot; &quot;%pov_source%\armor_001_samurai.pov&quot; -o -ic -il -ibitems.inc -iearmor_camera.inc" calcext:value-type="string">
            <text:p>"E:\Programs Windows\l3p14beta\l3p.exe" "%pov_source%\armor_001_samurai.ldr" "%pov_source%\armor_001_samurai.pov" -o -ic -il -ibitems.inc -iearmor_camera.inc</text:p>
          </table:table-cell>
        </table:table-row>
        <table:table-row table:style-name="ro1">
          <table:table-cell office:value-type="string" calcext:value-type="string">
            <text:p>armor_002_plat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0]&amp;[.A50]&amp;[.E50]&amp;[.A50]&amp;[.F50]" office:value-type="string" office:string-value="&quot;E:\Programs Windows\l3p14beta\l3p.exe&quot; &quot;%pov_source%\armor_002_plate.ldr&quot; &quot;%pov_source%\armor_002_plate.pov&quot; -o -ic -il -ibitems.inc -iearmor_camera.inc" calcext:value-type="string">
            <text:p>"E:\Programs Windows\l3p14beta\l3p.exe" "%pov_source%\armor_002_plate.ldr" "%pov_source%\armor_002_plate.pov" -o -ic -il -ibitems.inc -iearmor_camera.inc</text:p>
          </table:table-cell>
        </table:table-row>
        <table:table-row table:style-name="ro1">
          <table:table-cell office:value-type="string" calcext:value-type="string">
            <text:p>armor_003_shoulder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1]&amp;[.A51]&amp;[.E51]&amp;[.A51]&amp;[.F51]" office:value-type="string" office:string-value="&quot;E:\Programs Windows\l3p14beta\l3p.exe&quot; &quot;%pov_source%\armor_003_shoulder.ldr&quot; &quot;%pov_source%\armor_003_shoulder.pov&quot; -o -ic -il -ibitems.inc -iearmor_camera.inc" calcext:value-type="string">
            <text:p>"E:\Programs Windows\l3p14beta\l3p.exe" "%pov_source%\armor_003_shoulder.ldr" "%pov_source%\armor_003_shoulder.pov" -o -ic -il -ibitems.inc -iearmor_camera.inc</text:p>
          </table:table-cell>
        </table:table-row>
        <table:table-row table:style-name="ro1">
          <table:table-cell office:value-type="string" calcext:value-type="string">
            <text:p>armor_004_backpacksmal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2]&amp;[.A52]&amp;[.E52]&amp;[.A52]&amp;[.F52]" office:value-type="string" office:string-value="&quot;E:\Programs Windows\l3p14beta\l3p.exe&quot; &quot;%pov_source%\armor_004_backpacksmall.ldr&quot; &quot;%pov_source%\armor_004_backpacksmall.pov&quot; -o -ic -il -ibitems.inc -iearmor_camera.inc" calcext:value-type="string">
            <text:p>"E:\Programs Windows\l3p14beta\l3p.exe" "%pov_source%\armor_004_backpacksmall.ldr" "%pov_source%\armor_004_backpacksmall.pov" -o -ic -il -ibitems.inc -iearmor_camera.inc</text:p>
          </table:table-cell>
        </table:table-row>
        <table:table-row table:style-name="ro1">
          <table:table-cell office:value-type="string" calcext:value-type="string">
            <text:p>armor_005_backpacklarg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3]&amp;[.A53]&amp;[.E53]&amp;[.A53]&amp;[.F53]" office:value-type="string" office:string-value="&quot;E:\Programs Windows\l3p14beta\l3p.exe&quot; &quot;%pov_source%\armor_005_backpacklarge.ldr&quot; &quot;%pov_source%\armor_005_backpacklarge.pov&quot; -o -ic -il -ibitems.inc -iearmor_camera.inc" calcext:value-type="string">
            <text:p>"E:\Programs Windows\l3p14beta\l3p.exe" "%pov_source%\armor_005_backpacklarge.ldr" "%pov_source%\armor_005_backpacklarge.pov" -o -ic -il -ibitems.inc -iearmor_camera.inc</text:p>
          </table:table-cell>
        </table:table-row>
        <table:table-row table:style-name="ro1">
          <table:table-cell office:value-type="string" calcext:value-type="string">
            <text:p>helmet_001_castle_01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4]&amp;[.A54]&amp;[.E54]&amp;[.A54]&amp;[.F54]" office:value-type="string" office:string-value="&quot;E:\Programs Windows\l3p14beta\l3p.exe&quot; &quot;%pov_source%\helmet_001_castle_01.ldr&quot; &quot;%pov_source%\helmet_001_castle_01.pov&quot; -o -ic -il -ibitems.inc -iearmor_camera.inc" calcext:value-type="string">
            <text:p>"E:\Programs Windows\l3p14beta\l3p.exe" "%pov_source%\helmet_001_castle_01.ldr" "%pov_source%\helmet_001_castle_01.pov" -o -ic -il -ibitems.inc -iearmor_camera.inc</text:p>
          </table:table-cell>
        </table:table-row>
        <table:table-row table:style-name="ro1">
          <table:table-cell office:value-type="string" calcext:value-type="string">
            <text:p>helmet_002_castle_02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5]&amp;[.A55]&amp;[.E55]&amp;[.A55]&amp;[.F55]" office:value-type="string" office:string-value="&quot;E:\Programs Windows\l3p14beta\l3p.exe&quot; &quot;%pov_source%\helmet_002_castle_02.ldr&quot; &quot;%pov_source%\helmet_002_castle_02.pov&quot; -o -ic -il -ibitems.inc -iearmor_camera.inc" calcext:value-type="string">
            <text:p>"E:\Programs Windows\l3p14beta\l3p.exe" "%pov_source%\helmet_002_castle_02.ldr" "%pov_source%\helmet_002_castle_02.pov" -o -ic -il -ibitems.inc -iearmor_camera.inc</text:p>
          </table:table-cell>
        </table:table-row>
        <table:table-row table:style-name="ro1">
          <table:table-cell office:value-type="string" calcext:value-type="string">
            <text:p>helmet_003_constructio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6]&amp;[.A56]&amp;[.E56]&amp;[.A56]&amp;[.F56]" office:value-type="string" office:string-value="&quot;E:\Programs Windows\l3p14beta\l3p.exe&quot; &quot;%pov_source%\helmet_003_construction.ldr&quot; &quot;%pov_source%\helmet_003_construction.pov&quot; -o -ic -il -ibitems.inc -iearmor_camera.inc" calcext:value-type="string">
            <text:p>"E:\Programs Windows\l3p14beta\l3p.exe" "%pov_source%\helmet_003_construction.ldr" "%pov_source%\helmet_003_construction.pov" -o -ic -il -ibitems.inc -iearmor_camera.inc</text:p>
          </table:table-cell>
        </table:table-row>
        <table:table-row table:style-name="ro1">
          <table:table-cell office:value-type="string" calcext:value-type="string">
            <text:p>helmet_004_firema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7]&amp;[.A57]&amp;[.E57]&amp;[.A57]&amp;[.F57]" office:value-type="string" office:string-value="&quot;E:\Programs Windows\l3p14beta\l3p.exe&quot; &quot;%pov_source%\helmet_004_fireman.ldr&quot; &quot;%pov_source%\helmet_004_fireman.pov&quot; -o -ic -il -ibitems.inc -iearmor_camera.inc" calcext:value-type="string">
            <text:p>"E:\Programs Windows\l3p14beta\l3p.exe" "%pov_source%\helmet_004_fireman.ldr" "%pov_source%\helmet_004_fireman.pov" -o -ic -il -ibitems.inc -iearmor_camera.inc</text:p>
          </table:table-cell>
        </table:table-row>
        <table:table-row table:style-name="ro1">
          <table:table-cell office:value-type="string" calcext:value-type="string">
            <text:p>helmet_005_crow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8]&amp;[.A58]&amp;[.E58]&amp;[.A58]&amp;[.F58]" office:value-type="string" office:string-value="&quot;E:\Programs Windows\l3p14beta\l3p.exe&quot; &quot;%pov_source%\helmet_005_crown.ldr&quot; &quot;%pov_source%\helmet_005_crown.pov&quot; -o -ic -il -ibitems.inc -iearmor_camera.inc" calcext:value-type="string">
            <text:p>"E:\Programs Windows\l3p14beta\l3p.exe" "%pov_source%\helmet_005_crown.ldr" "%pov_source%\helmet_005_crown.pov" -o -ic -il -ibitems.inc -iearmor_camera.inc</text:p>
          </table:table-cell>
        </table:table-row>
        <table:table-row table:style-name="ro1">
          <table:table-cell office:value-type="string" calcext:value-type="string">
            <text:p>helmet_006_pith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59]&amp;[.A59]&amp;[.E59]&amp;[.A59]&amp;[.F59]" office:value-type="string" office:string-value="&quot;E:\Programs Windows\l3p14beta\l3p.exe&quot; &quot;%pov_source%\helmet_006_pith.ldr&quot; &quot;%pov_source%\helmet_006_pith.pov&quot; -o -ic -il -ibitems.inc -iearmor_camera.inc" calcext:value-type="string">
            <text:p>"E:\Programs Windows\l3p14beta\l3p.exe" "%pov_source%\helmet_006_pith.ldr" "%pov_source%\helmet_006_pith.pov" -o -ic -il -ibitems.inc -iearmor_camera.inc</text:p>
          </table:table-cell>
        </table:table-row>
        <table:table-row table:style-name="ro1">
          <table:table-cell office:value-type="string" calcext:value-type="string">
            <text:p>helmet_007_army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0]&amp;[.A60]&amp;[.E60]&amp;[.A60]&amp;[.F60]" office:value-type="string" office:string-value="&quot;E:\Programs Windows\l3p14beta\l3p.exe&quot; &quot;%pov_source%\helmet_007_army.ldr&quot; &quot;%pov_source%\helmet_007_army.pov&quot; -o -ic -il -ibitems.inc -iearmor_camera.inc" calcext:value-type="string">
            <text:p>"E:\Programs Windows\l3p14beta\l3p.exe" "%pov_source%\helmet_007_army.ldr" "%pov_source%\helmet_007_army.pov" -o -ic -il -ibitems.inc -iearmor_camera.inc</text:p>
          </table:table-cell>
        </table:table-row>
        <table:table-row table:style-name="ro1">
          <table:table-cell office:value-type="string" calcext:value-type="string">
            <text:p>helmet_008_smallspike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1]&amp;[.A61]&amp;[.E61]&amp;[.A61]&amp;[.F61]" office:value-type="string" office:string-value="&quot;E:\Programs Windows\l3p14beta\l3p.exe&quot; &quot;%pov_source%\helmet_008_smallspikes.ldr&quot; &quot;%pov_source%\helmet_008_smallspikes.pov&quot; -o -ic -il -ibitems.inc -iearmor_camera.inc" calcext:value-type="string">
            <text:p>"E:\Programs Windows\l3p14beta\l3p.exe" "%pov_source%\helmet_008_smallspikes.ldr" "%pov_source%\helmet_008_smallspikes.pov" -o -ic -il -ibitems.inc -iearmor_camera.inc</text:p>
          </table:table-cell>
        </table:table-row>
        <table:table-row table:style-name="ro1">
          <table:table-cell office:value-type="string" calcext:value-type="string">
            <text:p>helmet_009_winge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2]&amp;[.A62]&amp;[.E62]&amp;[.A62]&amp;[.F62]" office:value-type="string" office:string-value="&quot;E:\Programs Windows\l3p14beta\l3p.exe&quot; &quot;%pov_source%\helmet_009_winged.ldr&quot; &quot;%pov_source%\helmet_009_winged.pov&quot; -o -ic -il -ibitems.inc -iearmor_camera.inc" calcext:value-type="string">
            <text:p>"E:\Programs Windows\l3p14beta\l3p.exe" "%pov_source%\helmet_009_winged.ldr" "%pov_source%\helmet_009_winged.pov" -o -ic -il -ibitems.inc -iearmor_camera.inc</text:p>
          </table:table-cell>
        </table:table-row>
        <table:table-row table:style-name="ro1">
          <table:table-cell office:value-type="string" calcext:value-type="string">
            <text:p>helmet_010_urukhai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3]&amp;[.A63]&amp;[.E63]&amp;[.A63]&amp;[.F63]" office:value-type="string" office:string-value="&quot;E:\Programs Windows\l3p14beta\l3p.exe&quot; &quot;%pov_source%\helmet_010_urukhai.ldr&quot; &quot;%pov_source%\helmet_010_urukhai.pov&quot; -o -ic -il -ibitems.inc -iearmor_camera.inc" calcext:value-type="string">
            <text:p>"E:\Programs Windows\l3p14beta\l3p.exe" "%pov_source%\helmet_010_urukhai.ldr" "%pov_source%\helmet_010_urukhai.pov" -o -ic -il -ibitems.inc -iearmor_camera.inc</text:p>
          </table:table-cell>
        </table:table-row>
        <table:table-row table:style-name="ro1">
          <table:table-cell office:value-type="string" calcext:value-type="string">
            <text:p>helmet_011_drago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4]&amp;[.A64]&amp;[.E64]&amp;[.A64]&amp;[.F64]" office:value-type="string" office:string-value="&quot;E:\Programs Windows\l3p14beta\l3p.exe&quot; &quot;%pov_source%\helmet_011_dragon.ldr&quot; &quot;%pov_source%\helmet_011_dragon.pov&quot; -o -ic -il -ibitems.inc -iearmor_camera.inc" calcext:value-type="string">
            <text:p>"E:\Programs Windows\l3p14beta\l3p.exe" "%pov_source%\helmet_011_dragon.ldr" "%pov_source%\helmet_011_dragon.pov" -o -ic -il -ibitems.inc -iearmor_camera.inc</text:p>
          </table:table-cell>
        </table:table-row>
        <table:table-row table:style-name="ro1">
          <table:table-cell office:value-type="string" calcext:value-type="string">
            <text:p>helmet_012_horne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5]&amp;[.A65]&amp;[.E65]&amp;[.A65]&amp;[.F65]" office:value-type="string" office:string-value="&quot;E:\Programs Windows\l3p14beta\l3p.exe&quot; &quot;%pov_source%\helmet_012_horned.ldr&quot; &quot;%pov_source%\helmet_012_horned.pov&quot; -o -ic -il -ibitems.inc -iearmor_camera.inc" calcext:value-type="string">
            <text:p>"E:\Programs Windows\l3p14beta\l3p.exe" "%pov_source%\helmet_012_horned.ldr" "%pov_source%\helmet_012_horned.pov" -o -ic -il -ibitems.inc -iearmor_camera.inc</text:p>
          </table:table-cell>
        </table:table-row>
        <table:table-row table:style-name="ro1">
          <table:table-cell office:value-type="string" calcext:value-type="string">
            <text:p>helmet_013_castle_03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6]&amp;[.A66]&amp;[.E66]&amp;[.A66]&amp;[.F66]" office:value-type="string" office:string-value="&quot;E:\Programs Windows\l3p14beta\l3p.exe&quot; &quot;%pov_source%\helmet_013_castle_03.ldr&quot; &quot;%pov_source%\helmet_013_castle_03.pov&quot; -o -ic -il -ibitems.inc -iearmor_camera.inc" calcext:value-type="string">
            <text:p>"E:\Programs Windows\l3p14beta\l3p.exe" "%pov_source%\helmet_013_castle_03.ldr" "%pov_source%\helmet_013_castle_03.pov" -o -ic -il -ibitems.inc -iearmor_camera.inc</text:p>
          </table:table-cell>
        </table:table-row>
        <table:table-row table:style-name="ro1">
          <table:table-cell office:value-type="string" calcext:value-type="string">
            <text:p>helmet_014_classicspac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7]&amp;[.A67]&amp;[.E67]&amp;[.A67]&amp;[.F67]" office:value-type="string" office:string-value="&quot;E:\Programs Windows\l3p14beta\l3p.exe&quot; &quot;%pov_source%\helmet_014_classicspace.ldr&quot; &quot;%pov_source%\helmet_014_classicspace.pov&quot; -o -ic -il -ibitems.inc -iearmor_camera.inc" calcext:value-type="string">
            <text:p>"E:\Programs Windows\l3p14beta\l3p.exe" "%pov_source%\helmet_014_classicspace.ldr" "%pov_source%\helmet_014_classicspace.pov" -o -ic -il -ibitems.inc -iearmor_camera.inc</text:p>
          </table:table-cell>
        </table:table-row>
        <table:table-row table:style-name="ro1">
          <table:table-cell office:value-type="string" calcext:value-type="string">
            <text:p>helmet_015_modernbik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8]&amp;[.A68]&amp;[.E68]&amp;[.A68]&amp;[.F68]" office:value-type="string" office:string-value="&quot;E:\Programs Windows\l3p14beta\l3p.exe&quot; &quot;%pov_source%\helmet_015_modernbike.ldr&quot; &quot;%pov_source%\helmet_015_modernbike.pov&quot; -o -ic -il -ibitems.inc -iearmor_camera.inc" calcext:value-type="string">
            <text:p>"E:\Programs Windows\l3p14beta\l3p.exe" "%pov_source%\helmet_015_modernbike.ldr" "%pov_source%\helmet_015_modernbike.pov" -o -ic -il -ibitems.inc -iearmor_camera.inc</text:p>
          </table:table-cell>
        </table:table-row>
        <table:table-row table:style-name="ro1">
          <table:table-cell office:value-type="string" calcext:value-type="string">
            <text:p>helmet_016_spanish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69]&amp;[.A69]&amp;[.E69]&amp;[.A69]&amp;[.F69]" office:value-type="string" office:string-value="&quot;E:\Programs Windows\l3p14beta\l3p.exe&quot; &quot;%pov_source%\helmet_016_spanish.ldr&quot; &quot;%pov_source%\helmet_016_spanish.pov&quot; -o -ic -il -ibitems.inc -iearmor_camera.inc" calcext:value-type="string">
            <text:p>"E:\Programs Windows\l3p14beta\l3p.exe" "%pov_source%\helmet_016_spanish.ldr" "%pov_source%\helmet_016_spanish.pov" -o -ic -il -ibitems.inc -iearmor_camera.inc</text:p>
          </table:table-cell>
        </table:table-row>
        <table:table-row table:style-name="ro1">
          <table:table-cell office:value-type="string" calcext:value-type="string">
            <text:p>helmet_017_persia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0]&amp;[.A70]&amp;[.E70]&amp;[.A70]&amp;[.F70]" office:value-type="string" office:string-value="&quot;E:\Programs Windows\l3p14beta\l3p.exe&quot; &quot;%pov_source%\helmet_017_persian.ldr&quot; &quot;%pov_source%\helmet_017_persian.pov&quot; -o -ic -il -ibitems.inc -iearmor_camera.inc" calcext:value-type="string">
            <text:p>"E:\Programs Windows\l3p14beta\l3p.exe" "%pov_source%\helmet_017_persian.ldr" "%pov_source%\helmet_017_persian.pov" -o -ic -il -ibitems.inc -iearmor_camera.inc</text:p>
          </table:table-cell>
        </table:table-row>
        <table:table-row table:style-name="ro1">
          <table:table-cell office:value-type="string" calcext:value-type="string">
            <text:p>helmet_018_samurai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1]&amp;[.A71]&amp;[.E71]&amp;[.A71]&amp;[.F71]" office:value-type="string" office:string-value="&quot;E:\Programs Windows\l3p14beta\l3p.exe&quot; &quot;%pov_source%\helmet_018_samurai.ldr&quot; &quot;%pov_source%\helmet_018_samurai.pov&quot; -o -ic -il -ibitems.inc -iearmor_camera.inc" calcext:value-type="string">
            <text:p>"E:\Programs Windows\l3p14beta\l3p.exe" "%pov_source%\helmet_018_samurai.ldr" "%pov_source%\helmet_018_samurai.pov" -o -ic -il -ibitems.inc -iearmor_camera.inc</text:p>
          </table:table-cell>
        </table:table-row>
        <table:table-row table:style-name="ro1">
          <table:table-cell office:value-type="string" calcext:value-type="string">
            <text:p>helmet_019_skateboar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2]&amp;[.A72]&amp;[.E72]&amp;[.A72]&amp;[.F72]" office:value-type="string" office:string-value="&quot;E:\Programs Windows\l3p14beta\l3p.exe&quot; &quot;%pov_source%\helmet_019_skateboard.ldr&quot; &quot;%pov_source%\helmet_019_skateboard.pov&quot; -o -ic -il -ibitems.inc -iearmor_camera.inc" calcext:value-type="string">
            <text:p>"E:\Programs Windows\l3p14beta\l3p.exe" "%pov_source%\helmet_019_skateboard.ldr" "%pov_source%\helmet_019_skateboard.pov" -o -ic -il -ibitems.inc -iearmor_camera.inc</text:p>
          </table:table-cell>
        </table:table-row>
        <table:table-row table:style-name="ro1">
          <table:table-cell office:value-type="string" calcext:value-type="string">
            <text:p>helmet_020_viking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3]&amp;[.A73]&amp;[.E73]&amp;[.A73]&amp;[.F73]" office:value-type="string" office:string-value="&quot;E:\Programs Windows\l3p14beta\l3p.exe&quot; &quot;%pov_source%\helmet_020_viking.ldr&quot; &quot;%pov_source%\helmet_020_viking.pov&quot; -o -ic -il -ibitems.inc -iearmor_camera.inc" calcext:value-type="string">
            <text:p>"E:\Programs Windows\l3p14beta\l3p.exe" "%pov_source%\helmet_020_viking.ldr" "%pov_source%\helmet_020_viking.pov" -o -ic -il -ibitems.inc -iearmor_camera.inc</text:p>
          </table:table-cell>
        </table:table-row>
        <table:table-row table:style-name="ro1">
          <table:table-cell office:value-type="string" calcext:value-type="string">
            <text:p>helmet_021_batwing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4]&amp;[.A74]&amp;[.E74]&amp;[.A74]&amp;[.F74]" office:value-type="string" office:string-value="&quot;E:\Programs Windows\l3p14beta\l3p.exe&quot; &quot;%pov_source%\helmet_021_batwings.ldr&quot; &quot;%pov_source%\helmet_021_batwings.pov&quot; -o -ic -il -ibitems.inc -iearmor_camera.inc" calcext:value-type="string">
            <text:p>"E:\Programs Windows\l3p14beta\l3p.exe" "%pov_source%\helmet_021_batwings.ldr" "%pov_source%\helmet_021_batwings.pov" -o -ic -il -ibitems.inc -iearmor_camera.inc</text:p>
          </table:table-cell>
        </table:table-row>
        <table:table-row table:style-name="ro1">
          <table:table-cell office:value-type="string" calcext:value-type="string">
            <text:p>helmet_022_widebrim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5]&amp;[.A75]&amp;[.E75]&amp;[.A75]&amp;[.F75]" office:value-type="string" office:string-value="&quot;E:\Programs Windows\l3p14beta\l3p.exe&quot; &quot;%pov_source%\helmet_022_widebrim.ldr&quot; &quot;%pov_source%\helmet_022_widebrim.pov&quot; -o -ic -il -ibitems.inc -iearmor_camera.inc" calcext:value-type="string">
            <text:p>"E:\Programs Windows\l3p14beta\l3p.exe" "%pov_source%\helmet_022_widebrim.ldr" "%pov_source%\helmet_022_widebrim.pov" -o -ic -il -ibitems.inc -iearmor_camera.inc</text:p>
          </table:table-cell>
        </table:table-row>
        <table:table-row table:style-name="ro1">
          <table:table-cell office:value-type="string" calcext:value-type="string">
            <text:p>shield_001_smallskul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6]&amp;[.A76]&amp;[.E76]&amp;[.A76]&amp;[.F76]" office:value-type="string" office:string-value="&quot;E:\Programs Windows\l3p14beta\l3p.exe&quot; &quot;%pov_source%\shield_001_smallskull.ldr&quot; &quot;%pov_source%\shield_001_smallskull.pov&quot; -o -ic -il -ibitems.inc -iearmor_camera.inc" calcext:value-type="string">
            <text:p>"E:\Programs Windows\l3p14beta\l3p.exe" "%pov_source%\shield_001_smallskull.ldr" "%pov_source%\shield_001_smallskull.pov" -o -ic -il -ibitems.inc -iearmor_camera.inc</text:p>
          </table:table-cell>
        </table:table-row>
        <table:table-row table:style-name="ro1">
          <table:table-cell office:value-type="string" calcext:value-type="string">
            <text:p>shield_002_scarab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7]&amp;[.A77]&amp;[.E77]&amp;[.A77]&amp;[.F77]" office:value-type="string" office:string-value="&quot;E:\Programs Windows\l3p14beta\l3p.exe&quot; &quot;%pov_source%\shield_002_scarab.ldr&quot; &quot;%pov_source%\shield_002_scarab.pov&quot; -o -ic -il -ibitems.inc -iearmor_camera.inc" calcext:value-type="string">
            <text:p>"E:\Programs Windows\l3p14beta\l3p.exe" "%pov_source%\shield_002_scarab.ldr" "%pov_source%\shield_002_scarab.pov" -o -ic -il -ibitems.inc -iearmor_camera.inc</text:p>
          </table:table-cell>
        </table:table-row>
        <table:table-row table:style-name="ro1">
          <table:table-cell office:value-type="string" calcext:value-type="string">
            <text:p>shield_003_largeskul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8]&amp;[.A78]&amp;[.E78]&amp;[.A78]&amp;[.F78]" office:value-type="string" office:string-value="&quot;E:\Programs Windows\l3p14beta\l3p.exe&quot; &quot;%pov_source%\shield_003_largeskull.ldr&quot; &quot;%pov_source%\shield_003_largeskull.pov&quot; -o -ic -il -ibitems.inc -iearmor_camera.inc" calcext:value-type="string">
            <text:p>"E:\Programs Windows\l3p14beta\l3p.exe" "%pov_source%\shield_003_largeskull.ldr" "%pov_source%\shield_003_largeskull.pov" -o -ic -il -ibitems.inc -iearmor_camera.inc</text:p>
          </table:table-cell>
        </table:table-row>
        <table:table-row table:style-name="ro1">
          <table:table-cell office:value-type="string" calcext:value-type="string">
            <text:p>shield_004_smallroundplai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79]&amp;[.A79]&amp;[.E79]&amp;[.A79]&amp;[.F79]" office:value-type="string" office:string-value="&quot;E:\Programs Windows\l3p14beta\l3p.exe&quot; &quot;%pov_source%\shield_004_smallroundplain.ldr&quot; &quot;%pov_source%\shield_004_smallroundplain.pov&quot; -o -ic -il -ibitems.inc -iearmor_camera.inc" calcext:value-type="string">
            <text:p>"E:\Programs Windows\l3p14beta\l3p.exe" "%pov_source%\shield_004_smallroundplain.ldr" "%pov_source%\shield_004_smallroundplain.pov" -o -ic -il -ibitems.inc -iearmor_camera.inc</text:p>
          </table:table-cell>
        </table:table-row>
        <table:table-row table:style-name="ro1">
          <table:table-cell office:value-type="string" calcext:value-type="string">
            <text:p>shield_005_largeovoidsnak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0]&amp;[.A80]&amp;[.E80]&amp;[.A80]&amp;[.F80]" office:value-type="string" office:string-value="&quot;E:\Programs Windows\l3p14beta\l3p.exe&quot; &quot;%pov_source%\shield_005_largeovoidsnake.ldr&quot; &quot;%pov_source%\shield_005_largeovoidsnake.pov&quot; -o -ic -il -ibitems.inc -iearmor_camera.inc" calcext:value-type="string">
            <text:p>"E:\Programs Windows\l3p14beta\l3p.exe" "%pov_source%\shield_005_largeovoidsnake.ldr" "%pov_source%\shield_005_largeovoidsnake.pov" -o -ic -il -ibitems.inc -iearmor_camera.inc</text:p>
          </table:table-cell>
        </table:table-row>
        <table:table-row table:style-name="ro1">
          <table:table-cell office:value-type="string" calcext:value-type="string">
            <text:p>shield_006_largeovoiddrago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1]&amp;[.A81]&amp;[.E81]&amp;[.A81]&amp;[.F81]" office:value-type="string" office:string-value="&quot;E:\Programs Windows\l3p14beta\l3p.exe&quot; &quot;%pov_source%\shield_006_largeovoiddragon.ldr&quot; &quot;%pov_source%\shield_006_largeovoiddragon.pov&quot; -o -ic -il -ibitems.inc -iearmor_camera.inc" calcext:value-type="string">
            <text:p>"E:\Programs Windows\l3p14beta\l3p.exe" "%pov_source%\shield_006_largeovoiddragon.ldr" "%pov_source%\shield_006_largeovoiddragon.pov" -o -ic -il -ibitems.inc -iearmor_camera.inc</text:p>
          </table:table-cell>
        </table:table-row>
        <table:table-row table:style-name="ro1">
          <table:table-cell office:value-type="string" calcext:value-type="string">
            <text:p>shield_007_smallyellowcrow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2]&amp;[.A82]&amp;[.E82]&amp;[.A82]&amp;[.F82]" office:value-type="string" office:string-value="&quot;E:\Programs Windows\l3p14beta\l3p.exe&quot; &quot;%pov_source%\shield_007_smallyellowcrown.ldr&quot; &quot;%pov_source%\shield_007_smallyellowcrown.pov&quot; -o -ic -il -ibitems.inc -iearmor_camera.inc" calcext:value-type="string">
            <text:p>"E:\Programs Windows\l3p14beta\l3p.exe" "%pov_source%\shield_007_smallyellowcrown.ldr" "%pov_source%\shield_007_smallyellowcrown.pov" -o -ic -il -ibitems.inc -iearmor_camera.inc</text:p>
          </table:table-cell>
        </table:table-row>
        <table:table-row table:style-name="ro1">
          <table:table-cell office:value-type="string" calcext:value-type="string">
            <text:p>shield_008_smallbluelio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3]&amp;[.A83]&amp;[.E83]&amp;[.A83]&amp;[.F83]" office:value-type="string" office:string-value="&quot;E:\Programs Windows\l3p14beta\l3p.exe&quot; &quot;%pov_source%\shield_008_smallbluelion.ldr&quot; &quot;%pov_source%\shield_008_smallbluelion.pov&quot; -o -ic -il -ibitems.inc -iearmor_camera.inc" calcext:value-type="string">
            <text:p>"E:\Programs Windows\l3p14beta\l3p.exe" "%pov_source%\shield_008_smallbluelion.ldr" "%pov_source%\shield_008_smallbluelion.pov" -o -ic -il -ibitems.inc -iearmor_camera.inc</text:p>
          </table:table-cell>
        </table:table-row>
        <table:table-row table:style-name="ro1">
          <table:table-cell office:value-type="string" calcext:value-type="string">
            <text:p>shield_009_largehan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4]&amp;[.A84]&amp;[.E84]&amp;[.A84]&amp;[.F84]" office:value-type="string" office:string-value="&quot;E:\Programs Windows\l3p14beta\l3p.exe&quot; &quot;%pov_source%\shield_009_largehand.ldr&quot; &quot;%pov_source%\shield_009_largehand.pov&quot; -o -ic -il -ibitems.inc -iearmor_camera.inc" calcext:value-type="string">
            <text:p>"E:\Programs Windows\l3p14beta\l3p.exe" "%pov_source%\shield_009_largehand.ldr" "%pov_source%\shield_009_largehand.pov" -o -ic -il -ibitems.inc -iearmor_camera.inc</text:p>
          </table:table-cell>
        </table:table-row>
        <table:table-row table:style-name="ro1">
          <table:table-cell office:value-type="string" calcext:value-type="string">
            <text:p>shield_010_largeoctogonalskull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5]&amp;[.A85]&amp;[.E85]&amp;[.A85]&amp;[.F85]" office:value-type="string" office:string-value="&quot;E:\Programs Windows\l3p14beta\l3p.exe&quot; &quot;%pov_source%\shield_010_largeoctogonalskull.ldr&quot; &quot;%pov_source%\shield_010_largeoctogonalskull.pov&quot; -o -ic -il -ibitems.inc -iearmor_camera.inc" calcext:value-type="string">
            <text:p>"E:\Programs Windows\l3p14beta\l3p.exe" "%pov_source%\shield_010_largeoctogonalskull.ldr" "%pov_source%\shield_010_largeoctogonalskull.pov" -o -ic -il -ibitems.inc -iearmor_camera.inc</text:p>
          </table:table-cell>
        </table:table-row>
        <table:table-row table:style-name="ro1">
          <table:table-cell office:value-type="string" calcext:value-type="string">
            <text:p>shield_011_largeovalwhit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6]&amp;[.A86]&amp;[.E86]&amp;[.A86]&amp;[.F86]" office:value-type="string" office:string-value="&quot;E:\Programs Windows\l3p14beta\l3p.exe&quot; &quot;%pov_source%\shield_011_largeovalwhite.ldr&quot; &quot;%pov_source%\shield_011_largeovalwhite.pov&quot; -o -ic -il -ibitems.inc -iearmor_camera.inc" calcext:value-type="string">
            <text:p>"E:\Programs Windows\l3p14beta\l3p.exe" "%pov_source%\shield_011_largeovalwhite.ldr" "%pov_source%\shield_011_largeovalwhite.pov" -o -ic -il -ibitems.inc -iearmor_camera.inc</text:p>
          </table:table-cell>
        </table:table-row>
        <table:table-row table:style-name="ro1">
          <table:table-cell office:value-type="string" calcext:value-type="string">
            <text:p>shield_012_smallrohan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7]&amp;[.A87]&amp;[.E87]&amp;[.A87]&amp;[.F87]" office:value-type="string" office:string-value="&quot;E:\Programs Windows\l3p14beta\l3p.exe&quot; &quot;%pov_source%\shield_012_smallrohan.ldr&quot; &quot;%pov_source%\shield_012_smallrohan.pov&quot; -o -ic -il -ibitems.inc -iearmor_camera.inc" calcext:value-type="string">
            <text:p>"E:\Programs Windows\l3p14beta\l3p.exe" "%pov_source%\shield_012_smallrohan.ldr" "%pov_source%\shield_012_smallrohan.pov" -o -ic -il -ibitems.inc -iearmor_camera.in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_001_redbott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89]&amp;[.A89]&amp;[.E89]&amp;[.A89]&amp;[.F89]" office:value-type="string" office:string-value="&quot;E:\Programs Windows\l3p14beta\l3p.exe&quot; &quot;%pov_source%\item_001_redbottle.ldr&quot; &quot;%pov_source%\item_001_redbottle.pov&quot; -o -ic -il -ibitems.inc -iearmor_camera.inc" calcext:value-type="string">
            <text:p>"E:\Programs Windows\l3p14beta\l3p.exe" "%pov_source%\item_001_redbottle.ldr" "%pov_source%\item_001_redbottle.pov" -o -ic -il -ibitems.inc -iearmor_camera.inc</text:p>
          </table:table-cell>
        </table:table-row>
        <table:table-row table:style-name="ro1">
          <table:table-cell office:value-type="string" calcext:value-type="string">
            <text:p>item_002_bluebott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0]&amp;[.A90]&amp;[.E90]&amp;[.A90]&amp;[.F90]" office:value-type="string" office:string-value="&quot;E:\Programs Windows\l3p14beta\l3p.exe&quot; &quot;%pov_source%\item_002_bluebottle.ldr&quot; &quot;%pov_source%\item_002_bluebottle.pov&quot; -o -ic -il -ibitems.inc -iearmor_camera.inc" calcext:value-type="string">
            <text:p>"E:\Programs Windows\l3p14beta\l3p.exe" "%pov_source%\item_002_bluebottle.ldr" "%pov_source%\item_002_bluebottle.pov" -o -ic -il -ibitems.inc -iearmor_camera.inc</text:p>
          </table:table-cell>
        </table:table-row>
        <table:table-row table:style-name="ro1">
          <table:table-cell office:value-type="string" calcext:value-type="string">
            <text:p>item_003_greenbott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1]&amp;[.A91]&amp;[.E91]&amp;[.A91]&amp;[.F91]" office:value-type="string" office:string-value="&quot;E:\Programs Windows\l3p14beta\l3p.exe&quot; &quot;%pov_source%\item_003_greenbottle.ldr&quot; &quot;%pov_source%\item_003_greenbottle.pov&quot; -o -ic -il -ibitems.inc -iearmor_camera.inc" calcext:value-type="string">
            <text:p>"E:\Programs Windows\l3p14beta\l3p.exe" "%pov_source%\item_003_greenbottle.ldr" "%pov_source%\item_003_greenbottle.pov" -o -ic -il -ibitems.inc -iearmor_camera.inc</text:p>
          </table:table-cell>
        </table:table-row>
        <table:table-row table:style-name="ro1">
          <table:table-cell office:value-type="string" calcext:value-type="string">
            <text:p>item_004_darkpinkflas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2]&amp;[.A92]&amp;[.E92]&amp;[.A92]&amp;[.F92]" office:value-type="string" office:string-value="&quot;E:\Programs Windows\l3p14beta\l3p.exe&quot; &quot;%pov_source%\item_004_darkpinkflask.ldr&quot; &quot;%pov_source%\item_004_darkpinkflask.pov&quot; -o -ic -il -ibitems.inc -iearmor_camera.inc" calcext:value-type="string">
            <text:p>"E:\Programs Windows\l3p14beta\l3p.exe" "%pov_source%\item_004_darkpinkflask.ldr" "%pov_source%\item_004_darkpinkflask.pov" -o -ic -il -ibitems.inc -iearmor_camera.inc</text:p>
          </table:table-cell>
        </table:table-row>
        <table:table-row table:style-name="ro1">
          <table:table-cell office:value-type="string" calcext:value-type="string">
            <text:p>item_005_turquoiseflas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3]&amp;[.A93]&amp;[.E93]&amp;[.A93]&amp;[.F93]" office:value-type="string" office:string-value="&quot;E:\Programs Windows\l3p14beta\l3p.exe&quot; &quot;%pov_source%\item_005_turquoiseflask.ldr&quot; &quot;%pov_source%\item_005_turquoiseflask.pov&quot; -o -ic -il -ibitems.inc -iearmor_camera.inc" calcext:value-type="string">
            <text:p>"E:\Programs Windows\l3p14beta\l3p.exe" "%pov_source%\item_005_turquoiseflask.ldr" "%pov_source%\item_005_turquoiseflask.pov" -o -ic -il -ibitems.inc -iearmor_camera.inc</text:p>
          </table:table-cell>
        </table:table-row>
        <table:table-row table:style-name="ro1">
          <table:table-cell office:value-type="string" calcext:value-type="string">
            <text:p>item_006_salmonflas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4]&amp;[.A94]&amp;[.E94]&amp;[.A94]&amp;[.F94]" office:value-type="string" office:string-value="&quot;E:\Programs Windows\l3p14beta\l3p.exe&quot; &quot;%pov_source%\item_006_salmonflask.ldr&quot; &quot;%pov_source%\item_006_salmonflask.pov&quot; -o -ic -il -ibitems.inc -iearmor_camera.inc" calcext:value-type="string">
            <text:p>"E:\Programs Windows\l3p14beta\l3p.exe" "%pov_source%\item_006_salmonflask.ldr" "%pov_source%\item_006_salmonflask.pov" -o -ic -il -ibitems.inc -iearmor_camera.inc</text:p>
          </table:table-cell>
        </table:table-row>
        <table:table-row table:style-name="ro1">
          <table:table-cell office:value-type="string" calcext:value-type="string">
            <text:p>item_007_lightblueflas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5]&amp;[.A95]&amp;[.E95]&amp;[.A95]&amp;[.F95]" office:value-type="string" office:string-value="&quot;E:\Programs Windows\l3p14beta\l3p.exe&quot; &quot;%pov_source%\item_007_lightblueflask.ldr&quot; &quot;%pov_source%\item_007_lightblueflask.pov&quot; -o -ic -il -ibitems.inc -iearmor_camera.inc" calcext:value-type="string">
            <text:p>"E:\Programs Windows\l3p14beta\l3p.exe" "%pov_source%\item_007_lightblueflask.ldr" "%pov_source%\item_007_lightblueflask.pov" -o -ic -il -ibitems.inc -iearmor_camera.inc</text:p>
          </table:table-cell>
        </table:table-row>
        <table:table-row table:style-name="ro1">
          <table:table-cell office:value-type="string" calcext:value-type="string">
            <text:p>item_008_lavenderflas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6]&amp;[.A96]&amp;[.E96]&amp;[.A96]&amp;[.F96]" office:value-type="string" office:string-value="&quot;E:\Programs Windows\l3p14beta\l3p.exe&quot; &quot;%pov_source%\item_008_lavenderflask.ldr&quot; &quot;%pov_source%\item_008_lavenderflask.pov&quot; -o -ic -il -ibitems.inc -iearmor_camera.inc" calcext:value-type="string">
            <text:p>"E:\Programs Windows\l3p14beta\l3p.exe" "%pov_source%\item_008_lavenderflask.ldr" "%pov_source%\item_008_lavenderflask.pov" -o -ic -il -ibitems.inc -iearmor_camera.inc</text:p>
          </table:table-cell>
        </table:table-row>
        <table:table-row table:style-name="ro1">
          <table:table-cell office:value-type="string" calcext:value-type="string">
            <text:p>item_009_limeflas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7]&amp;[.A97]&amp;[.E97]&amp;[.A97]&amp;[.F97]" office:value-type="string" office:string-value="&quot;E:\Programs Windows\l3p14beta\l3p.exe&quot; &quot;%pov_source%\item_009_limeflask.ldr&quot; &quot;%pov_source%\item_009_limeflask.pov&quot; -o -ic -il -ibitems.inc -iearmor_camera.inc" calcext:value-type="string">
            <text:p>"E:\Programs Windows\l3p14beta\l3p.exe" "%pov_source%\item_009_limeflask.ldr" "%pov_source%\item_009_limeflask.pov" -o -ic -il -ibitems.inc -iearmor_camera.inc</text:p>
          </table:table-cell>
        </table:table-row>
        <table:table-row table:style-name="ro1">
          <table:table-cell office:value-type="string" calcext:value-type="string">
            <text:p>item_010_croissant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8]&amp;[.A98]&amp;[.E98]&amp;[.A98]&amp;[.F98]" office:value-type="string" office:string-value="&quot;E:\Programs Windows\l3p14beta\l3p.exe&quot; &quot;%pov_source%\item_010_croissant.ldr&quot; &quot;%pov_source%\item_010_croissant.pov&quot; -o -ic -il -ibitems.inc -iearmor_camera.inc" calcext:value-type="string">
            <text:p>"E:\Programs Windows\l3p14beta\l3p.exe" "%pov_source%\item_010_croissant.ldr" "%pov_source%\item_010_croissant.pov" -o -ic -il -ibitems.inc -iearmor_camera.inc</text:p>
          </table:table-cell>
        </table:table-row>
        <table:table-row table:style-name="ro1">
          <table:table-cell office:value-type="string" calcext:value-type="string">
            <text:p>item_011_banana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99]&amp;[.A99]&amp;[.E99]&amp;[.A99]&amp;[.F99]" office:value-type="string" office:string-value="&quot;E:\Programs Windows\l3p14beta\l3p.exe&quot; &quot;%pov_source%\item_011_banana.ldr&quot; &quot;%pov_source%\item_011_banana.pov&quot; -o -ic -il -ibitems.inc -iearmor_camera.inc" calcext:value-type="string">
            <text:p>"E:\Programs Windows\l3p14beta\l3p.exe" "%pov_source%\item_011_banana.ldr" "%pov_source%\item_011_banana.pov" -o -ic -il -ibitems.inc -iearmor_camera.inc</text:p>
          </table:table-cell>
        </table:table-row>
        <table:table-row table:style-name="ro1">
          <table:table-cell office:value-type="string" calcext:value-type="string">
            <text:p>item_012_baguett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0]&amp;[.A100]&amp;[.E100]&amp;[.A100]&amp;[.F100]" office:value-type="string" office:string-value="&quot;E:\Programs Windows\l3p14beta\l3p.exe&quot; &quot;%pov_source%\item_012_baguette.ldr&quot; &quot;%pov_source%\item_012_baguette.pov&quot; -o -ic -il -ibitems.inc -iearmor_camera.inc" calcext:value-type="string">
            <text:p>"E:\Programs Windows\l3p14beta\l3p.exe" "%pov_source%\item_012_baguette.ldr" "%pov_source%\item_012_baguette.pov" -o -ic -il -ibitems.inc -iearmor_camera.inc</text:p>
          </table:table-cell>
        </table:table-row>
        <table:table-row table:style-name="ro1">
          <table:table-cell office:value-type="string" calcext:value-type="string">
            <text:p>item_013_sausag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1]&amp;[.A101]&amp;[.E101]&amp;[.A101]&amp;[.F101]" office:value-type="string" office:string-value="&quot;E:\Programs Windows\l3p14beta\l3p.exe&quot; &quot;%pov_source%\item_013_sausage.ldr&quot; &quot;%pov_source%\item_013_sausage.pov&quot; -o -ic -il -ibitems.inc -iearmor_camera.inc" calcext:value-type="string">
            <text:p>"E:\Programs Windows\l3p14beta\l3p.exe" "%pov_source%\item_013_sausage.ldr" "%pov_source%\item_013_sausage.pov" -o -ic -il -ibitems.inc -iearmor_camera.inc</text:p>
          </table:table-cell>
        </table:table-row>
        <table:table-row table:style-name="ro1">
          <table:table-cell office:value-type="string" calcext:value-type="string">
            <text:p>item_014_turkey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2]&amp;[.A102]&amp;[.E102]&amp;[.A102]&amp;[.F102]" office:value-type="string" office:string-value="&quot;E:\Programs Windows\l3p14beta\l3p.exe&quot; &quot;%pov_source%\item_014_turkey.ldr&quot; &quot;%pov_source%\item_014_turkey.pov&quot; -o -ic -il -ibitems.inc -iearmor_camera.inc" calcext:value-type="string">
            <text:p>"E:\Programs Windows\l3p14beta\l3p.exe" "%pov_source%\item_014_turkey.ldr" "%pov_source%\item_014_turkey.pov" -o -ic -il -ibitems.inc -iearmor_camera.inc</text:p>
          </table:table-cell>
        </table:table-row>
        <table:table-row table:style-name="ro1">
          <table:table-cell office:value-type="string" calcext:value-type="string">
            <text:p>item_015_chalic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3]&amp;[.A103]&amp;[.E103]&amp;[.A103]&amp;[.F103]" office:value-type="string" office:string-value="&quot;E:\Programs Windows\l3p14beta\l3p.exe&quot; &quot;%pov_source%\item_015_chalice.ldr&quot; &quot;%pov_source%\item_015_chalice.pov&quot; -o -ic -il -ibitems.inc -iearmor_camera.inc" calcext:value-type="string">
            <text:p>"E:\Programs Windows\l3p14beta\l3p.exe" "%pov_source%\item_015_chalice.ldr" "%pov_source%\item_015_chalice.pov" -o -ic -il -ibitems.inc -iearmor_camera.inc</text:p>
          </table:table-cell>
        </table:table-row>
        <table:table-row table:style-name="ro1">
          <table:table-cell office:value-type="string" calcext:value-type="string">
            <text:p>item_016_magicwand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4]&amp;[.A104]&amp;[.E104]&amp;[.A104]&amp;[.F104]" office:value-type="string" office:string-value="&quot;E:\Programs Windows\l3p14beta\l3p.exe&quot; &quot;%pov_source%\item_016_magicwand.ldr&quot; &quot;%pov_source%\item_016_magicwand.pov&quot; -o -ic -il -ibitems.inc -iearmor_camera.inc" calcext:value-type="string">
            <text:p>"E:\Programs Windows\l3p14beta\l3p.exe" "%pov_source%\item_016_magicwand.ldr" "%pov_source%\item_016_magicwand.pov" -o -ic -il -ibitems.inc -iearmor_camera.inc</text:p>
          </table:table-cell>
        </table:table-row>
        <table:table-row table:style-name="ro1">
          <table:table-cell office:value-type="string" calcext:value-type="string">
            <text:p>item_017_meatsteak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5]&amp;[.A105]&amp;[.E105]&amp;[.A105]&amp;[.F105]" office:value-type="string" office:string-value="&quot;E:\Programs Windows\l3p14beta\l3p.exe&quot; &quot;%pov_source%\item_017_meatsteak.ldr&quot; &quot;%pov_source%\item_017_meatsteak.pov&quot; -o -ic -il -ibitems.inc -iearmor_camera.inc" calcext:value-type="string">
            <text:p>"E:\Programs Windows\l3p14beta\l3p.exe" "%pov_source%\item_017_meatsteak.ldr" "%pov_source%\item_017_meatsteak.pov" -o -ic -il -ibitems.inc -iearmor_camera.inc</text:p>
          </table:table-cell>
        </table:table-row>
        <table:table-row table:style-name="ro1">
          <table:table-cell office:value-type="string" calcext:value-type="string">
            <text:p>item_018_binocular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6]&amp;[.A106]&amp;[.E106]&amp;[.A106]&amp;[.F106]" office:value-type="string" office:string-value="&quot;E:\Programs Windows\l3p14beta\l3p.exe&quot; &quot;%pov_source%\item_018_binoculars.ldr&quot; &quot;%pov_source%\item_018_binoculars.pov&quot; -o -ic -il -ibitems.inc -iearmor_camera.inc" calcext:value-type="string">
            <text:p>"E:\Programs Windows\l3p14beta\l3p.exe" "%pov_source%\item_018_binoculars.ldr" "%pov_source%\item_018_binoculars.pov" -o -ic -il -ibitems.inc -iearmor_camera.inc</text:p>
          </table:table-cell>
        </table:table-row>
        <table:table-row table:style-name="ro1">
          <table:table-cell office:value-type="string" calcext:value-type="string">
            <text:p>item_019_wrench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7]&amp;[.A107]&amp;[.E107]&amp;[.A107]&amp;[.F107]" office:value-type="string" office:string-value="&quot;E:\Programs Windows\l3p14beta\l3p.exe&quot; &quot;%pov_source%\item_019_wrench.ldr&quot; &quot;%pov_source%\item_019_wrench.pov&quot; -o -ic -il -ibitems.inc -iearmor_camera.inc" calcext:value-type="string">
            <text:p>"E:\Programs Windows\l3p14beta\l3p.exe" "%pov_source%\item_019_wrench.ldr" "%pov_source%\item_019_wrench.pov" -o -ic -il -ibitems.inc -iearmor_camera.inc</text:p>
          </table:table-cell>
        </table:table-row>
        <table:table-row table:style-name="ro1">
          <table:table-cell office:value-type="string" calcext:value-type="string">
            <text:p>item_020_fishingpo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8]&amp;[.A108]&amp;[.E108]&amp;[.A108]&amp;[.F108]" office:value-type="string" office:string-value="&quot;E:\Programs Windows\l3p14beta\l3p.exe&quot; &quot;%pov_source%\item_020_fishingpole.ldr&quot; &quot;%pov_source%\item_020_fishingpole.pov&quot; -o -ic -il -ibitems.inc -iearmor_camera.inc" calcext:value-type="string">
            <text:p>"E:\Programs Windows\l3p14beta\l3p.exe" "%pov_source%\item_020_fishingpole.ldr" "%pov_source%\item_020_fishingpole.pov" -o -ic -il -ibitems.inc -iearmor_camera.inc</text:p>
          </table:table-cell>
        </table:table-row>
        <table:table-row table:style-name="ro1">
          <table:table-cell office:value-type="string" calcext:value-type="string">
            <text:p>item_021_bug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09]&amp;[.A109]&amp;[.E109]&amp;[.A109]&amp;[.F109]" office:value-type="string" office:string-value="&quot;E:\Programs Windows\l3p14beta\l3p.exe&quot; &quot;%pov_source%\item_021_bugle.ldr&quot; &quot;%pov_source%\item_021_bugle.pov&quot; -o -ic -il -ibitems.inc -iearmor_camera.inc" calcext:value-type="string">
            <text:p>"E:\Programs Windows\l3p14beta\l3p.exe" "%pov_source%\item_021_bugle.ldr" "%pov_source%\item_021_bugle.pov" -o -ic -il -ibitems.inc -iearmor_camera.inc</text:p>
          </table:table-cell>
        </table:table-row>
        <table:table-row table:style-name="ro1">
          <table:table-cell office:value-type="string" calcext:value-type="string">
            <text:p>item_022_compas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10]&amp;[.A110]&amp;[.E110]&amp;[.A110]&amp;[.F110]" office:value-type="string" office:string-value="&quot;E:\Programs Windows\l3p14beta\l3p.exe&quot; &quot;%pov_source%\item_022_compass.ldr&quot; &quot;%pov_source%\item_022_compass.pov&quot; -o -ic -il -ibitems.inc -iearmor_camera.inc" calcext:value-type="string">
            <text:p>"E:\Programs Windows\l3p14beta\l3p.exe" "%pov_source%\item_022_compass.ldr" "%pov_source%\item_022_compass.pov" -o -ic -il -ibitems.inc -iearmor_camera.inc</text:p>
          </table:table-cell>
        </table:table-row>
        <table:table-row table:style-name="ro1">
          <table:table-cell office:value-type="string" calcext:value-type="string">
            <text:p>item_023_apple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11]&amp;[.A111]&amp;[.E111]&amp;[.A111]&amp;[.F111]" office:value-type="string" office:string-value="&quot;E:\Programs Windows\l3p14beta\l3p.exe&quot; &quot;%pov_source%\item_023_apple.ldr&quot; &quot;%pov_source%\item_023_apple.pov&quot; -o -ic -il -ibitems.inc -iearmor_camera.inc" calcext:value-type="string">
            <text:p>"E:\Programs Windows\l3p14beta\l3p.exe" "%pov_source%\item_023_apple.ldr" "%pov_source%\item_023_apple.pov" -o -ic -il -ibitems.inc -iearmor_camera.inc</text:p>
          </table:table-cell>
        </table:table-row>
        <table:table-row table:style-name="ro1">
          <table:table-cell office:value-type="string" calcext:value-type="string">
            <text:p>item_024_carrot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12]&amp;[.A112]&amp;[.E112]&amp;[.A112]&amp;[.F112]" office:value-type="string" office:string-value="&quot;E:\Programs Windows\l3p14beta\l3p.exe&quot; &quot;%pov_source%\item_024_carrot.ldr&quot; &quot;%pov_source%\item_024_carrot.pov&quot; -o -ic -il -ibitems.inc -iearmor_camera.inc" calcext:value-type="string">
            <text:p>"E:\Programs Windows\l3p14beta\l3p.exe" "%pov_source%\item_024_carrot.ldr" "%pov_source%\item_024_carrot.pov" -o -ic -il -ibitems.inc -iearmor_camera.inc</text:p>
          </table:table-cell>
        </table:table-row>
        <table:table-row table:style-name="ro1">
          <table:table-cell office:value-type="string" calcext:value-type="string">
            <text:p>item_025_cherries</text:p>
          </table:table-cell>
          <table:table-cell table:number-columns-repeated="2"/>
          <table:table-cell office:value-type="string" calcext:value-type="string">
            <text:p>"E:\Programs Windows\l3p14beta\l3p.exe" "%pov_source%\</text:p>
          </table:table-cell>
          <table:table-cell office:value-type="string" calcext:value-type="string">
            <text:p>.ldr" "%pov_source%\</text:p>
          </table:table-cell>
          <table:table-cell office:value-type="string" calcext:value-type="string">
            <text:p>.pov" -o -ic -il -ibitems.inc -iearmor_camera.inc</text:p>
          </table:table-cell>
          <table:table-cell/>
          <table:table-cell table:formula="of:=[.D113]&amp;[.A113]&amp;[.E113]&amp;[.A113]&amp;[.F113]" office:value-type="string" office:string-value="&quot;E:\Programs Windows\l3p14beta\l3p.exe&quot; &quot;%pov_source%\item_025_cherries.ldr&quot; &quot;%pov_source%\item_025_cherries.pov&quot; -o -ic -il -ibitems.inc -iearmor_camera.inc" calcext:value-type="string">
            <text:p>"E:\Programs Windows\l3p14beta\l3p.exe" "%pov_source%\item_025_cherries.ldr" "%pov_source%\item_025_cherries.pov" -o -ic -il -ibitems.inc -iearmor_camera.inc</text:p>
          </table:table-cell>
        </table:table-row>
      </table:table>
      <table:table table:name="spritesheet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weapon_002_battleaxe</text:p>
          </table:table-cell>
          <table:table-cell table:number-columns-repeated="2"/>
          <table:table-cell table:formula="of:=&quot;&quot;&quot;&quot;&amp;[.A1]&amp;&quot;.png&quot;&quot;&quot;" office:value-type="string" office:string-value="&quot;weapon_002_battleaxe.png&quot;" calcext:value-type="string">
            <text:p>"weapon_002_battleaxe.png"</text:p>
          </table:table-cell>
          <table:table-cell table:number-columns-repeated="2"/>
          <table:table-cell office:value-type="string" calcext:value-type="string">
            <text:p>"weapon_002_battleaxe.png"</text:p>
          </table:table-cell>
          <table:table-cell office:value-type="string" calcext:value-type="string">
            <text:p>"weapon_003_bow.png"</text:p>
          </table:table-cell>
          <table:table-cell office:value-type="string" calcext:value-type="string">
            <text:p>"weapon_004_circularsaw.png"</text:p>
          </table:table-cell>
          <table:table-cell office:value-type="string" calcext:value-type="string">
            <text:p>"weapon_005_crossbow.png"</text:p>
          </table:table-cell>
          <table:table-cell office:value-type="string" calcext:value-type="string">
            <text:p>"weapon_006_dynamite.png"</text:p>
          </table:table-cell>
          <table:table-cell office:value-type="string" calcext:value-type="string">
            <text:p>"weapon_007_flintlockpistol.png"</text:p>
          </table:table-cell>
          <table:table-cell office:value-type="string" calcext:value-type="string">
            <text:p>"weapon_008_laserpistol.png"</text:p>
          </table:table-cell>
          <table:table-cell office:value-type="string" calcext:value-type="string">
            <text:p>"weapon_009_longblaster.png"</text:p>
          </table:table-cell>
          <table:table-cell office:value-type="string" calcext:value-type="string">
            <text:p>"weapon_010_musket.png"</text:p>
          </table:table-cell>
          <table:table-cell office:value-type="string" calcext:value-type="string">
            <text:p>"weapon_011_revolver.png"</text:p>
          </table:table-cell>
          <table:table-cell office:value-type="string" calcext:value-type="string">
            <text:p>"weapon_012_rifle.png"</text:p>
          </table:table-cell>
          <table:table-cell office:value-type="string" calcext:value-type="string">
            <text:p>"weapon_013_smallblaster.png"</text:p>
          </table:table-cell>
          <table:table-cell office:value-type="string" calcext:value-type="string">
            <text:p>"weapon_014_smiautomaticpistol.png"</text:p>
          </table:table-cell>
          <table:table-cell office:value-type="string" calcext:value-type="string">
            <text:p>"weapon_015_shortblaster.png"</text:p>
          </table:table-cell>
          <table:table-cell office:value-type="string" calcext:value-type="string">
            <text:p>"weapon_016_iceaxe.png"</text:p>
          </table:table-cell>
          <table:table-cell office:value-type="string" calcext:value-type="string">
            <text:p>"weapon_017_knife.png"</text:p>
          </table:table-cell>
        </table:table-row>
        <table:table-row table:style-name="ro1">
          <table:table-cell office:value-type="string" calcext:value-type="string">
            <text:p>weapon_003_bow</text:p>
          </table:table-cell>
          <table:table-cell table:number-columns-repeated="2"/>
          <table:table-cell table:formula="of:=&quot;&quot;&quot;&quot;&amp;[.A2]&amp;&quot;.png&quot;&quot;&quot;" office:value-type="string" office:string-value="&quot;weapon_003_bow.png&quot;" calcext:value-type="string">
            <text:p>"weapon_003_bow.png"</text:p>
          </table:table-cell>
          <table:table-cell table:number-columns-repeated="2"/>
          <table:table-cell office:value-type="string" calcext:value-type="string">
            <text:p>"weapon_018_lance.png"</text:p>
          </table:table-cell>
          <table:table-cell office:value-type="string" calcext:value-type="string">
            <text:p>"weapon_019_longbow.png"</text:p>
          </table:table-cell>
          <table:table-cell office:value-type="string" calcext:value-type="string">
            <text:p>"weapon_020_machinegun.png"</text:p>
          </table:table-cell>
          <table:table-cell office:value-type="string" calcext:value-type="string">
            <text:p>"weapon_021_pharaohstaff.png"</text:p>
          </table:table-cell>
          <table:table-cell office:value-type="string" calcext:value-type="string">
            <text:p>"weapon_022_pickaxe.png"</text:p>
          </table:table-cell>
          <table:table-cell office:value-type="string" calcext:value-type="string">
            <text:p>"weapon_023_pike.png"</text:p>
          </table:table-cell>
          <table:table-cell office:value-type="string" calcext:value-type="string">
            <text:p>"weapon_024_pipewrench.png"</text:p>
          </table:table-cell>
          <table:table-cell office:value-type="string" calcext:value-type="string">
            <text:p>"weapon_025_pitchfork.png"</text:p>
          </table:table-cell>
          <table:table-cell office:value-type="string" calcext:value-type="string">
            <text:p>"weapon_026_halberd.png"</text:p>
          </table:table-cell>
          <table:table-cell office:value-type="string" calcext:value-type="string">
            <text:p>"weapon_027_shovel.png"</text:p>
          </table:table-cell>
          <table:table-cell office:value-type="string" calcext:value-type="string">
            <text:p>"weapon_028_sledgehgammer.png"</text:p>
          </table:table-cell>
          <table:table-cell office:value-type="string" calcext:value-type="string">
            <text:p>"weapon_029_spear.png"</text:p>
          </table:table-cell>
          <table:table-cell office:value-type="string" calcext:value-type="string">
            <text:p>"weapon_030_spearwithblades.png"</text:p>
          </table:table-cell>
          <table:table-cell office:value-type="string" calcext:value-type="string">
            <text:p>"weapon_031_speargun.png"</text:p>
          </table:table-cell>
          <table:table-cell office:value-type="string" calcext:value-type="string">
            <text:p>"weapon_032_cutlass.png"</text:p>
          </table:table-cell>
          <table:table-cell office:value-type="string" calcext:value-type="string">
            <text:p>"weapon_033_greatsword.png"</text:p>
          </table:table-cell>
        </table:table-row>
        <table:table-row table:style-name="ro1">
          <table:table-cell office:value-type="string" calcext:value-type="string">
            <text:p>weapon_004_circularsaw</text:p>
          </table:table-cell>
          <table:table-cell table:number-columns-repeated="2"/>
          <table:table-cell table:formula="of:=&quot;&quot;&quot;&quot;&amp;[.A3]&amp;&quot;.png&quot;&quot;&quot;" office:value-type="string" office:string-value="&quot;weapon_004_circularsaw.png&quot;" calcext:value-type="string">
            <text:p>"weapon_004_circularsaw.png"</text:p>
          </table:table-cell>
          <table:table-cell table:number-columns-repeated="2"/>
          <table:table-cell office:value-type="string" calcext:value-type="string">
            <text:p>"weapon_034_katana.png"</text:p>
          </table:table-cell>
          <table:table-cell office:value-type="string" calcext:value-type="string">
            <text:p>"weapon_035_khopesh.png"</text:p>
          </table:table-cell>
          <table:table-cell office:value-type="string" calcext:value-type="string">
            <text:p>"weapon_036_longsword.png"</text:p>
          </table:table-cell>
          <table:table-cell office:value-type="string" calcext:value-type="string">
            <text:p>"weapon_037_rapier.png"</text:p>
          </table:table-cell>
          <table:table-cell office:value-type="string" calcext:value-type="string">
            <text:p>"weapon_038_gladius.png"</text:p>
          </table:table-cell>
          <table:table-cell office:value-type="string" calcext:value-type="string">
            <text:p>"weapon_039_scimitar.png"</text:p>
          </table:table-cell>
          <table:table-cell office:value-type="string" calcext:value-type="string">
            <text:p>"weapon_040_shortsword.png"</text:p>
          </table:table-cell>
          <table:table-cell office:value-type="string" calcext:value-type="string">
            <text:p>"weapon_041_urukhai.png"</text:p>
          </table:table-cell>
          <table:table-cell office:value-type="string" calcext:value-type="string">
            <text:p>"weapon_042_angledhilt.png"</text:p>
          </table:table-cell>
          <table:table-cell office:value-type="string" calcext:value-type="string">
            <text:p>"weapon_043_handaxe.png"</text:p>
          </table:table-cell>
          <table:table-cell office:value-type="string" calcext:value-type="string">
            <text:p>"weapon_044_hammer.png"</text:p>
          </table:table-cell>
          <table:table-cell office:value-type="string" calcext:value-type="string">
            <text:p>"weapon_045_claw.png"</text:p>
          </table:table-cell>
          <table:table-cell office:value-type="string" calcext:value-type="string">
            <text:p>"weapon_046_curvedblade.png"</text:p>
          </table:table-cell>
          <table:table-cell office:value-type="string" calcext:value-type="string">
            <text:p>"weapon_047_trident.png"</text:p>
          </table:table-cell>
          <table:table-cell office:value-type="string" calcext:value-type="string">
            <text:p>"weapon_048_whip.png"</text:p>
          </table:table-cell>
          <table:table-cell/>
        </table:table-row>
        <table:table-row table:style-name="ro1">
          <table:table-cell office:value-type="string" calcext:value-type="string">
            <text:p>weapon_005_crossbow</text:p>
          </table:table-cell>
          <table:table-cell table:number-columns-repeated="2"/>
          <table:table-cell table:formula="of:=&quot;&quot;&quot;&quot;&amp;[.A4]&amp;&quot;.png&quot;&quot;&quot;" office:value-type="string" office:string-value="&quot;weapon_005_crossbow.png&quot;" calcext:value-type="string">
            <text:p>"weapon_005_crossbow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06_dynamite</text:p>
          </table:table-cell>
          <table:table-cell table:number-columns-repeated="2"/>
          <table:table-cell table:formula="of:=&quot;&quot;&quot;&quot;&amp;[.A5]&amp;&quot;.png&quot;&quot;&quot;" office:value-type="string" office:string-value="&quot;weapon_006_dynamite.png&quot;" calcext:value-type="string">
            <text:p>"weapon_006_dynamit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07_flintlockpistol</text:p>
          </table:table-cell>
          <table:table-cell table:number-columns-repeated="2"/>
          <table:table-cell table:formula="of:=&quot;&quot;&quot;&quot;&amp;[.A6]&amp;&quot;.png&quot;&quot;&quot;" office:value-type="string" office:string-value="&quot;weapon_007_flintlockpistol.png&quot;" calcext:value-type="string">
            <text:p>"weapon_007_flintlockpisto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08_laserpistol</text:p>
          </table:table-cell>
          <table:table-cell table:number-columns-repeated="2"/>
          <table:table-cell table:formula="of:=&quot;&quot;&quot;&quot;&amp;[.A7]&amp;&quot;.png&quot;&quot;&quot;" office:value-type="string" office:string-value="&quot;weapon_008_laserpistol.png&quot;" calcext:value-type="string">
            <text:p>"weapon_008_laserpisto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09_longblaster</text:p>
          </table:table-cell>
          <table:table-cell table:number-columns-repeated="2"/>
          <table:table-cell table:formula="of:=&quot;&quot;&quot;&quot;&amp;[.A8]&amp;&quot;.png&quot;&quot;&quot;" office:value-type="string" office:string-value="&quot;weapon_009_longblaster.png&quot;" calcext:value-type="string">
            <text:p>"weapon_009_longblast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0_musket</text:p>
          </table:table-cell>
          <table:table-cell table:number-columns-repeated="2"/>
          <table:table-cell table:formula="of:=&quot;&quot;&quot;&quot;&amp;[.A9]&amp;&quot;.png&quot;&quot;&quot;" office:value-type="string" office:string-value="&quot;weapon_010_musket.png&quot;" calcext:value-type="string">
            <text:p>"weapon_010_musket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1_revolver</text:p>
          </table:table-cell>
          <table:table-cell table:number-columns-repeated="2"/>
          <table:table-cell table:formula="of:=&quot;&quot;&quot;&quot;&amp;[.A10]&amp;&quot;.png&quot;&quot;&quot;" office:value-type="string" office:string-value="&quot;weapon_011_revolver.png&quot;" calcext:value-type="string">
            <text:p>"weapon_011_revolv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2_rifle</text:p>
          </table:table-cell>
          <table:table-cell table:number-columns-repeated="2"/>
          <table:table-cell table:formula="of:=&quot;&quot;&quot;&quot;&amp;[.A11]&amp;&quot;.png&quot;&quot;&quot;" office:value-type="string" office:string-value="&quot;weapon_012_rifle.png&quot;" calcext:value-type="string">
            <text:p>"weapon_012_rifl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3_smallblaster</text:p>
          </table:table-cell>
          <table:table-cell table:number-columns-repeated="2"/>
          <table:table-cell table:formula="of:=&quot;&quot;&quot;&quot;&amp;[.A12]&amp;&quot;.png&quot;&quot;&quot;" office:value-type="string" office:string-value="&quot;weapon_013_smallblaster.png&quot;" calcext:value-type="string">
            <text:p>"weapon_013_smallblast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4_smiautomaticpistol</text:p>
          </table:table-cell>
          <table:table-cell table:number-columns-repeated="2"/>
          <table:table-cell table:formula="of:=&quot;&quot;&quot;&quot;&amp;[.A13]&amp;&quot;.png&quot;&quot;&quot;" office:value-type="string" office:string-value="&quot;weapon_014_smiautomaticpistol.png&quot;" calcext:value-type="string">
            <text:p>"weapon_014_smiautomaticpisto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5_shortblaster</text:p>
          </table:table-cell>
          <table:table-cell table:number-columns-repeated="2"/>
          <table:table-cell table:formula="of:=&quot;&quot;&quot;&quot;&amp;[.A14]&amp;&quot;.png&quot;&quot;&quot;" office:value-type="string" office:string-value="&quot;weapon_015_shortblaster.png&quot;" calcext:value-type="string">
            <text:p>"weapon_015_shortblast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6_iceaxe</text:p>
          </table:table-cell>
          <table:table-cell table:number-columns-repeated="2"/>
          <table:table-cell table:formula="of:=&quot;&quot;&quot;&quot;&amp;[.A15]&amp;&quot;.png&quot;&quot;&quot;" office:value-type="string" office:string-value="&quot;weapon_016_iceaxe.png&quot;" calcext:value-type="string">
            <text:p>"weapon_016_iceax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7_knife</text:p>
          </table:table-cell>
          <table:table-cell table:number-columns-repeated="2"/>
          <table:table-cell table:formula="of:=&quot;&quot;&quot;&quot;&amp;[.A16]&amp;&quot;.png&quot;&quot;&quot;" office:value-type="string" office:string-value="&quot;weapon_017_knife.png&quot;" calcext:value-type="string">
            <text:p>"weapon_017_knif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8_lance</text:p>
          </table:table-cell>
          <table:table-cell table:number-columns-repeated="2"/>
          <table:table-cell table:formula="of:=&quot;&quot;&quot;&quot;&amp;[.A17]&amp;&quot;.png&quot;&quot;&quot;" office:value-type="string" office:string-value="&quot;weapon_018_lance.png&quot;" calcext:value-type="string">
            <text:p>"weapon_018_lanc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19_longbow</text:p>
          </table:table-cell>
          <table:table-cell table:number-columns-repeated="2"/>
          <table:table-cell table:formula="of:=&quot;&quot;&quot;&quot;&amp;[.A18]&amp;&quot;.png&quot;&quot;&quot;" office:value-type="string" office:string-value="&quot;weapon_019_longbow.png&quot;" calcext:value-type="string">
            <text:p>"weapon_019_longbow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0_machinegun</text:p>
          </table:table-cell>
          <table:table-cell table:number-columns-repeated="2"/>
          <table:table-cell table:formula="of:=&quot;&quot;&quot;&quot;&amp;[.A19]&amp;&quot;.png&quot;&quot;&quot;" office:value-type="string" office:string-value="&quot;weapon_020_machinegun.png&quot;" calcext:value-type="string">
            <text:p>"weapon_020_machinegu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1_pharaohstaff</text:p>
          </table:table-cell>
          <table:table-cell table:number-columns-repeated="2"/>
          <table:table-cell table:formula="of:=&quot;&quot;&quot;&quot;&amp;[.A20]&amp;&quot;.png&quot;&quot;&quot;" office:value-type="string" office:string-value="&quot;weapon_021_pharaohstaff.png&quot;" calcext:value-type="string">
            <text:p>"weapon_021_pharaohstaff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2_pickaxe</text:p>
          </table:table-cell>
          <table:table-cell table:number-columns-repeated="2"/>
          <table:table-cell table:formula="of:=&quot;&quot;&quot;&quot;&amp;[.A21]&amp;&quot;.png&quot;&quot;&quot;" office:value-type="string" office:string-value="&quot;weapon_022_pickaxe.png&quot;" calcext:value-type="string">
            <text:p>"weapon_022_pickax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3_pike</text:p>
          </table:table-cell>
          <table:table-cell table:number-columns-repeated="2"/>
          <table:table-cell table:formula="of:=&quot;&quot;&quot;&quot;&amp;[.A22]&amp;&quot;.png&quot;&quot;&quot;" office:value-type="string" office:string-value="&quot;weapon_023_pike.png&quot;" calcext:value-type="string">
            <text:p>"weapon_023_pik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4_pipewrench</text:p>
          </table:table-cell>
          <table:table-cell table:number-columns-repeated="2"/>
          <table:table-cell table:formula="of:=&quot;&quot;&quot;&quot;&amp;[.A23]&amp;&quot;.png&quot;&quot;&quot;" office:value-type="string" office:string-value="&quot;weapon_024_pipewrench.png&quot;" calcext:value-type="string">
            <text:p>"weapon_024_pipewrench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5_pitchfork</text:p>
          </table:table-cell>
          <table:table-cell table:number-columns-repeated="2"/>
          <table:table-cell table:formula="of:=&quot;&quot;&quot;&quot;&amp;[.A24]&amp;&quot;.png&quot;&quot;&quot;" office:value-type="string" office:string-value="&quot;weapon_025_pitchfork.png&quot;" calcext:value-type="string">
            <text:p>"weapon_025_pitchfor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6_halberd</text:p>
          </table:table-cell>
          <table:table-cell table:number-columns-repeated="2"/>
          <table:table-cell table:formula="of:=&quot;&quot;&quot;&quot;&amp;[.A25]&amp;&quot;.png&quot;&quot;&quot;" office:value-type="string" office:string-value="&quot;weapon_026_halberd.png&quot;" calcext:value-type="string">
            <text:p>"weapon_026_halber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7_shovel</text:p>
          </table:table-cell>
          <table:table-cell table:number-columns-repeated="2"/>
          <table:table-cell table:formula="of:=&quot;&quot;&quot;&quot;&amp;[.A26]&amp;&quot;.png&quot;&quot;&quot;" office:value-type="string" office:string-value="&quot;weapon_027_shovel.png&quot;" calcext:value-type="string">
            <text:p>"weapon_027_shove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8_sledgehgammer</text:p>
          </table:table-cell>
          <table:table-cell table:number-columns-repeated="2"/>
          <table:table-cell table:formula="of:=&quot;&quot;&quot;&quot;&amp;[.A27]&amp;&quot;.png&quot;&quot;&quot;" office:value-type="string" office:string-value="&quot;weapon_028_sledgehgammer.png&quot;" calcext:value-type="string">
            <text:p>"weapon_028_sledgehgamm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29_spear</text:p>
          </table:table-cell>
          <table:table-cell table:number-columns-repeated="2"/>
          <table:table-cell table:formula="of:=&quot;&quot;&quot;&quot;&amp;[.A28]&amp;&quot;.png&quot;&quot;&quot;" office:value-type="string" office:string-value="&quot;weapon_029_spear.png&quot;" calcext:value-type="string">
            <text:p>"weapon_029_spea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0_spearwithblades</text:p>
          </table:table-cell>
          <table:table-cell table:number-columns-repeated="2"/>
          <table:table-cell table:formula="of:=&quot;&quot;&quot;&quot;&amp;[.A29]&amp;&quot;.png&quot;&quot;&quot;" office:value-type="string" office:string-value="&quot;weapon_030_spearwithblades.png&quot;" calcext:value-type="string">
            <text:p>"weapon_030_spearwithblade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1_speargun</text:p>
          </table:table-cell>
          <table:table-cell table:number-columns-repeated="2"/>
          <table:table-cell table:formula="of:=&quot;&quot;&quot;&quot;&amp;[.A30]&amp;&quot;.png&quot;&quot;&quot;" office:value-type="string" office:string-value="&quot;weapon_031_speargun.png&quot;" calcext:value-type="string">
            <text:p>"weapon_031_speargu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2_cutlass</text:p>
          </table:table-cell>
          <table:table-cell table:number-columns-repeated="2"/>
          <table:table-cell table:formula="of:=&quot;&quot;&quot;&quot;&amp;[.A31]&amp;&quot;.png&quot;&quot;&quot;" office:value-type="string" office:string-value="&quot;weapon_032_cutlass.png&quot;" calcext:value-type="string">
            <text:p>"weapon_032_cutlas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3_greatsword</text:p>
          </table:table-cell>
          <table:table-cell table:number-columns-repeated="2"/>
          <table:table-cell table:formula="of:=&quot;&quot;&quot;&quot;&amp;[.A32]&amp;&quot;.png&quot;&quot;&quot;" office:value-type="string" office:string-value="&quot;weapon_033_greatsword.png&quot;" calcext:value-type="string">
            <text:p>"weapon_033_greatswor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4_katana</text:p>
          </table:table-cell>
          <table:table-cell table:number-columns-repeated="2"/>
          <table:table-cell table:formula="of:=&quot;&quot;&quot;&quot;&amp;[.A33]&amp;&quot;.png&quot;&quot;&quot;" office:value-type="string" office:string-value="&quot;weapon_034_katana.png&quot;" calcext:value-type="string">
            <text:p>"weapon_034_katana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5_khopesh</text:p>
          </table:table-cell>
          <table:table-cell table:number-columns-repeated="2"/>
          <table:table-cell table:formula="of:=&quot;&quot;&quot;&quot;&amp;[.A34]&amp;&quot;.png&quot;&quot;&quot;" office:value-type="string" office:string-value="&quot;weapon_035_khopesh.png&quot;" calcext:value-type="string">
            <text:p>"weapon_035_khopesh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6_longsword</text:p>
          </table:table-cell>
          <table:table-cell table:number-columns-repeated="2"/>
          <table:table-cell table:formula="of:=&quot;&quot;&quot;&quot;&amp;[.A35]&amp;&quot;.png&quot;&quot;&quot;" office:value-type="string" office:string-value="&quot;weapon_036_longsword.png&quot;" calcext:value-type="string">
            <text:p>"weapon_036_longswor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7_rapier</text:p>
          </table:table-cell>
          <table:table-cell table:number-columns-repeated="2"/>
          <table:table-cell table:formula="of:=&quot;&quot;&quot;&quot;&amp;[.A36]&amp;&quot;.png&quot;&quot;&quot;" office:value-type="string" office:string-value="&quot;weapon_037_rapier.png&quot;" calcext:value-type="string">
            <text:p>"weapon_037_rapi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8_gladius</text:p>
          </table:table-cell>
          <table:table-cell table:number-columns-repeated="2"/>
          <table:table-cell table:formula="of:=&quot;&quot;&quot;&quot;&amp;[.A37]&amp;&quot;.png&quot;&quot;&quot;" office:value-type="string" office:string-value="&quot;weapon_038_gladius.png&quot;" calcext:value-type="string">
            <text:p>"weapon_038_gladiu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39_scimitar</text:p>
          </table:table-cell>
          <table:table-cell table:number-columns-repeated="2"/>
          <table:table-cell table:formula="of:=&quot;&quot;&quot;&quot;&amp;[.A38]&amp;&quot;.png&quot;&quot;&quot;" office:value-type="string" office:string-value="&quot;weapon_039_scimitar.png&quot;" calcext:value-type="string">
            <text:p>"weapon_039_scimita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0_shortsword</text:p>
          </table:table-cell>
          <table:table-cell table:number-columns-repeated="2"/>
          <table:table-cell table:formula="of:=&quot;&quot;&quot;&quot;&amp;[.A39]&amp;&quot;.png&quot;&quot;&quot;" office:value-type="string" office:string-value="&quot;weapon_040_shortsword.png&quot;" calcext:value-type="string">
            <text:p>"weapon_040_shortswor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1_urukhai</text:p>
          </table:table-cell>
          <table:table-cell table:number-columns-repeated="2"/>
          <table:table-cell table:formula="of:=&quot;&quot;&quot;&quot;&amp;[.A40]&amp;&quot;.png&quot;&quot;&quot;" office:value-type="string" office:string-value="&quot;weapon_041_urukhai.png&quot;" calcext:value-type="string">
            <text:p>"weapon_041_urukhai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2_angledhilt</text:p>
          </table:table-cell>
          <table:table-cell table:number-columns-repeated="2"/>
          <table:table-cell table:formula="of:=&quot;&quot;&quot;&quot;&amp;[.A41]&amp;&quot;.png&quot;&quot;&quot;" office:value-type="string" office:string-value="&quot;weapon_042_angledhilt.png&quot;" calcext:value-type="string">
            <text:p>"weapon_042_angledhilt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3_handaxe</text:p>
          </table:table-cell>
          <table:table-cell table:number-columns-repeated="2"/>
          <table:table-cell table:formula="of:=&quot;&quot;&quot;&quot;&amp;[.A42]&amp;&quot;.png&quot;&quot;&quot;" office:value-type="string" office:string-value="&quot;weapon_043_handaxe.png&quot;" calcext:value-type="string">
            <text:p>"weapon_043_handax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4_hammer</text:p>
          </table:table-cell>
          <table:table-cell table:number-columns-repeated="2"/>
          <table:table-cell table:formula="of:=&quot;&quot;&quot;&quot;&amp;[.A43]&amp;&quot;.png&quot;&quot;&quot;" office:value-type="string" office:string-value="&quot;weapon_044_hammer.png&quot;" calcext:value-type="string">
            <text:p>"weapon_044_hammer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5_claw</text:p>
          </table:table-cell>
          <table:table-cell table:number-columns-repeated="2"/>
          <table:table-cell table:formula="of:=&quot;&quot;&quot;&quot;&amp;[.A44]&amp;&quot;.png&quot;&quot;&quot;" office:value-type="string" office:string-value="&quot;weapon_045_claw.png&quot;" calcext:value-type="string">
            <text:p>"weapon_045_claw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6_curvedblade</text:p>
          </table:table-cell>
          <table:table-cell table:number-columns-repeated="2"/>
          <table:table-cell table:formula="of:=&quot;&quot;&quot;&quot;&amp;[.A45]&amp;&quot;.png&quot;&quot;&quot;" office:value-type="string" office:string-value="&quot;weapon_046_curvedblade.png&quot;" calcext:value-type="string">
            <text:p>"weapon_046_curvedblad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7_trident</text:p>
          </table:table-cell>
          <table:table-cell table:number-columns-repeated="2"/>
          <table:table-cell table:formula="of:=&quot;&quot;&quot;&quot;&amp;[.A46]&amp;&quot;.png&quot;&quot;&quot;" office:value-type="string" office:string-value="&quot;weapon_047_trident.png&quot;" calcext:value-type="string">
            <text:p>"weapon_047_trident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apon_048_whip</text:p>
          </table:table-cell>
          <table:table-cell table:number-columns-repeated="2"/>
          <table:table-cell table:formula="of:=&quot;&quot;&quot;&quot;&amp;[.A47]&amp;&quot;.png&quot;&quot;&quot;" office:value-type="string" office:string-value="&quot;weapon_048_whip.png&quot;" calcext:value-type="string">
            <text:p>"weapon_048_whip.png"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armor_001_samurai</text:p>
          </table:table-cell>
          <table:table-cell table:number-columns-repeated="2"/>
          <table:table-cell table:formula="of:=&quot;&quot;&quot;&quot;&amp;[.A51]&amp;&quot;.png&quot;&quot;&quot;" office:value-type="string" office:string-value="&quot;armor_001_samurai.png&quot;" calcext:value-type="string">
            <text:p>"armor_001_samurai.png"</text:p>
          </table:table-cell>
          <table:table-cell table:number-columns-repeated="2"/>
          <table:table-cell office:value-type="string" calcext:value-type="string">
            <text:p>"armor_001_samurai.png"</text:p>
          </table:table-cell>
          <table:table-cell office:value-type="string" calcext:value-type="string">
            <text:p>"armor_002_plate.png"</text:p>
          </table:table-cell>
          <table:table-cell office:value-type="string" calcext:value-type="string">
            <text:p>"armor_003_shoulder.png"</text:p>
          </table:table-cell>
          <table:table-cell office:value-type="string" calcext:value-type="string">
            <text:p>"armor_004_backpacksmall.png"</text:p>
          </table:table-cell>
          <table:table-cell office:value-type="string" calcext:value-type="string">
            <text:p>"armor_005_backpacklarge.png"</text:p>
          </table:table-cell>
          <table:table-cell office:value-type="string" calcext:value-type="string">
            <text:p>"helmet_001_castle_01.png"</text:p>
          </table:table-cell>
          <table:table-cell office:value-type="string" calcext:value-type="string">
            <text:p>"helmet_002_castle_02.png"</text:p>
          </table:table-cell>
          <table:table-cell office:value-type="string" calcext:value-type="string">
            <text:p>"helmet_003_construction.png"</text:p>
          </table:table-cell>
          <table:table-cell office:value-type="string" calcext:value-type="string">
            <text:p>"helmet_004_fireman.png"</text:p>
          </table:table-cell>
          <table:table-cell office:value-type="string" calcext:value-type="string">
            <text:p>"helmet_005_crown.png"</text:p>
          </table:table-cell>
          <table:table-cell office:value-type="string" calcext:value-type="string">
            <text:p>"helmet_006_pith.png"</text:p>
          </table:table-cell>
          <table:table-cell office:value-type="string" calcext:value-type="string">
            <text:p>"helmet_007_army.png"</text:p>
          </table:table-cell>
          <table:table-cell office:value-type="string" calcext:value-type="string">
            <text:p>"helmet_008_smallspikes.png"</text:p>
          </table:table-cell>
          <table:table-cell office:value-type="string" calcext:value-type="string">
            <text:p>"helmet_009_winged.png"</text:p>
          </table:table-cell>
          <table:table-cell office:value-type="string" calcext:value-type="string">
            <text:p>"helmet_010_urukhai.png"</text:p>
          </table:table-cell>
          <table:table-cell office:value-type="string" calcext:value-type="string">
            <text:p>"helmet_011_dragon.png"</text:p>
          </table:table-cell>
        </table:table-row>
        <table:table-row table:style-name="ro1">
          <table:table-cell office:value-type="string" calcext:value-type="string">
            <text:p>armor_002_plate</text:p>
          </table:table-cell>
          <table:table-cell table:number-columns-repeated="2"/>
          <table:table-cell table:formula="of:=&quot;&quot;&quot;&quot;&amp;[.A52]&amp;&quot;.png&quot;&quot;&quot;" office:value-type="string" office:string-value="&quot;armor_002_plate.png&quot;" calcext:value-type="string">
            <text:p>"armor_002_plate.png"</text:p>
          </table:table-cell>
          <table:table-cell table:number-columns-repeated="2"/>
          <table:table-cell office:value-type="string" calcext:value-type="string">
            <text:p>"helmet_012_horned.png"</text:p>
          </table:table-cell>
          <table:table-cell office:value-type="string" calcext:value-type="string">
            <text:p>"helmet_013_castle_03.png"</text:p>
          </table:table-cell>
          <table:table-cell office:value-type="string" calcext:value-type="string">
            <text:p>"helmet_014_classicspace.png"</text:p>
          </table:table-cell>
          <table:table-cell office:value-type="string" calcext:value-type="string">
            <text:p>"helmet_015_modernbike.png"</text:p>
          </table:table-cell>
          <table:table-cell office:value-type="string" calcext:value-type="string">
            <text:p>"helmet_016_spanish.png"</text:p>
          </table:table-cell>
          <table:table-cell office:value-type="string" calcext:value-type="string">
            <text:p>"helmet_017_persian.png"</text:p>
          </table:table-cell>
          <table:table-cell office:value-type="string" calcext:value-type="string">
            <text:p>"helmet_018_samurai.png"</text:p>
          </table:table-cell>
          <table:table-cell office:value-type="string" calcext:value-type="string">
            <text:p>"helmet_019_skateboard.png"</text:p>
          </table:table-cell>
          <table:table-cell office:value-type="string" calcext:value-type="string">
            <text:p>"helmet_020_viking.png"</text:p>
          </table:table-cell>
          <table:table-cell office:value-type="string" calcext:value-type="string">
            <text:p>"helmet_021_batwings.png"</text:p>
          </table:table-cell>
          <table:table-cell office:value-type="string" calcext:value-type="string">
            <text:p>"helmet_022_widebrim.png"</text:p>
          </table:table-cell>
          <table:table-cell office:value-type="string" calcext:value-type="string">
            <text:p>"shield_001_smallskull.png"</text:p>
          </table:table-cell>
          <table:table-cell office:value-type="string" calcext:value-type="string">
            <text:p>"shield_002_scarab.png"</text:p>
          </table:table-cell>
          <table:table-cell office:value-type="string" calcext:value-type="string">
            <text:p>"shield_003_largeskull.png"</text:p>
          </table:table-cell>
          <table:table-cell office:value-type="string" calcext:value-type="string">
            <text:p>"shield_004_smallroundplain.png"</text:p>
          </table:table-cell>
          <table:table-cell office:value-type="string" calcext:value-type="string">
            <text:p>"shield_005_largeovoidsnake.png"</text:p>
          </table:table-cell>
        </table:table-row>
        <table:table-row table:style-name="ro1">
          <table:table-cell office:value-type="string" calcext:value-type="string">
            <text:p>armor_003_shoulder</text:p>
          </table:table-cell>
          <table:table-cell table:number-columns-repeated="2"/>
          <table:table-cell table:formula="of:=&quot;&quot;&quot;&quot;&amp;[.A53]&amp;&quot;.png&quot;&quot;&quot;" office:value-type="string" office:string-value="&quot;armor_003_shoulder.png&quot;" calcext:value-type="string">
            <text:p>"armor_003_shoulder.png"</text:p>
          </table:table-cell>
          <table:table-cell table:number-columns-repeated="2"/>
          <table:table-cell office:value-type="string" calcext:value-type="string">
            <text:p>"shield_006_largeovoiddragon.png"</text:p>
          </table:table-cell>
          <table:table-cell office:value-type="string" calcext:value-type="string">
            <text:p>"shield_007_smallyellowcrown.png"</text:p>
          </table:table-cell>
          <table:table-cell office:value-type="string" calcext:value-type="string">
            <text:p>"shield_008_smallbluelion.png"</text:p>
          </table:table-cell>
          <table:table-cell office:value-type="string" calcext:value-type="string">
            <text:p>"shield_009_largehand.png"</text:p>
          </table:table-cell>
          <table:table-cell office:value-type="string" calcext:value-type="string">
            <text:p>"shield_010_largeoctogonalskull.png"</text:p>
          </table:table-cell>
          <table:table-cell office:value-type="string" calcext:value-type="string">
            <text:p>"shield_011_largeovalwhite.png"</text:p>
          </table:table-cell>
          <table:table-cell office:value-type="string" calcext:value-type="string">
            <text:p>"shield_012_smallrohan.png"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mor_004_backpacksmall</text:p>
          </table:table-cell>
          <table:table-cell table:number-columns-repeated="2"/>
          <table:table-cell table:formula="of:=&quot;&quot;&quot;&quot;&amp;[.A54]&amp;&quot;.png&quot;&quot;&quot;" office:value-type="string" office:string-value="&quot;armor_004_backpacksmall.png&quot;" calcext:value-type="string">
            <text:p>"armor_004_backpacksmal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mor_005_backpacklarge</text:p>
          </table:table-cell>
          <table:table-cell table:number-columns-repeated="2"/>
          <table:table-cell table:formula="of:=&quot;&quot;&quot;&quot;&amp;[.A55]&amp;&quot;.png&quot;&quot;&quot;" office:value-type="string" office:string-value="&quot;armor_005_backpacklarge.png&quot;" calcext:value-type="string">
            <text:p>"armor_005_backpacklarg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1_castle_01</text:p>
          </table:table-cell>
          <table:table-cell table:number-columns-repeated="2"/>
          <table:table-cell table:formula="of:=&quot;&quot;&quot;&quot;&amp;[.A56]&amp;&quot;.png&quot;&quot;&quot;" office:value-type="string" office:string-value="&quot;helmet_001_castle_01.png&quot;" calcext:value-type="string">
            <text:p>"helmet_001_castle_01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2_castle_02</text:p>
          </table:table-cell>
          <table:table-cell table:number-columns-repeated="2"/>
          <table:table-cell table:formula="of:=&quot;&quot;&quot;&quot;&amp;[.A57]&amp;&quot;.png&quot;&quot;&quot;" office:value-type="string" office:string-value="&quot;helmet_002_castle_02.png&quot;" calcext:value-type="string">
            <text:p>"helmet_002_castle_02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3_construction</text:p>
          </table:table-cell>
          <table:table-cell table:number-columns-repeated="2"/>
          <table:table-cell table:formula="of:=&quot;&quot;&quot;&quot;&amp;[.A58]&amp;&quot;.png&quot;&quot;&quot;" office:value-type="string" office:string-value="&quot;helmet_003_construction.png&quot;" calcext:value-type="string">
            <text:p>"helmet_003_constructio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4_fireman</text:p>
          </table:table-cell>
          <table:table-cell table:number-columns-repeated="2"/>
          <table:table-cell table:formula="of:=&quot;&quot;&quot;&quot;&amp;[.A59]&amp;&quot;.png&quot;&quot;&quot;" office:value-type="string" office:string-value="&quot;helmet_004_fireman.png&quot;" calcext:value-type="string">
            <text:p>"helmet_004_firema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5_crown</text:p>
          </table:table-cell>
          <table:table-cell table:number-columns-repeated="2"/>
          <table:table-cell table:formula="of:=&quot;&quot;&quot;&quot;&amp;[.A60]&amp;&quot;.png&quot;&quot;&quot;" office:value-type="string" office:string-value="&quot;helmet_005_crown.png&quot;" calcext:value-type="string">
            <text:p>"helmet_005_crow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6_pith</text:p>
          </table:table-cell>
          <table:table-cell table:number-columns-repeated="2"/>
          <table:table-cell table:formula="of:=&quot;&quot;&quot;&quot;&amp;[.A61]&amp;&quot;.png&quot;&quot;&quot;" office:value-type="string" office:string-value="&quot;helmet_006_pith.png&quot;" calcext:value-type="string">
            <text:p>"helmet_006_pith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7_army</text:p>
          </table:table-cell>
          <table:table-cell table:number-columns-repeated="2"/>
          <table:table-cell table:formula="of:=&quot;&quot;&quot;&quot;&amp;[.A62]&amp;&quot;.png&quot;&quot;&quot;" office:value-type="string" office:string-value="&quot;helmet_007_army.png&quot;" calcext:value-type="string">
            <text:p>"helmet_007_army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8_smallspikes</text:p>
          </table:table-cell>
          <table:table-cell table:number-columns-repeated="2"/>
          <table:table-cell table:formula="of:=&quot;&quot;&quot;&quot;&amp;[.A63]&amp;&quot;.png&quot;&quot;&quot;" office:value-type="string" office:string-value="&quot;helmet_008_smallspikes.png&quot;" calcext:value-type="string">
            <text:p>"helmet_008_smallspike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09_winged</text:p>
          </table:table-cell>
          <table:table-cell table:number-columns-repeated="2"/>
          <table:table-cell table:formula="of:=&quot;&quot;&quot;&quot;&amp;[.A64]&amp;&quot;.png&quot;&quot;&quot;" office:value-type="string" office:string-value="&quot;helmet_009_winged.png&quot;" calcext:value-type="string">
            <text:p>"helmet_009_winge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0_urukhai</text:p>
          </table:table-cell>
          <table:table-cell table:number-columns-repeated="2"/>
          <table:table-cell table:formula="of:=&quot;&quot;&quot;&quot;&amp;[.A65]&amp;&quot;.png&quot;&quot;&quot;" office:value-type="string" office:string-value="&quot;helmet_010_urukhai.png&quot;" calcext:value-type="string">
            <text:p>"helmet_010_urukhai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1_dragon</text:p>
          </table:table-cell>
          <table:table-cell table:number-columns-repeated="2"/>
          <table:table-cell table:formula="of:=&quot;&quot;&quot;&quot;&amp;[.A66]&amp;&quot;.png&quot;&quot;&quot;" office:value-type="string" office:string-value="&quot;helmet_011_dragon.png&quot;" calcext:value-type="string">
            <text:p>"helmet_011_drago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2_horned</text:p>
          </table:table-cell>
          <table:table-cell table:number-columns-repeated="2"/>
          <table:table-cell table:formula="of:=&quot;&quot;&quot;&quot;&amp;[.A67]&amp;&quot;.png&quot;&quot;&quot;" office:value-type="string" office:string-value="&quot;helmet_012_horned.png&quot;" calcext:value-type="string">
            <text:p>"helmet_012_horne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3_castle_03</text:p>
          </table:table-cell>
          <table:table-cell table:number-columns-repeated="2"/>
          <table:table-cell table:formula="of:=&quot;&quot;&quot;&quot;&amp;[.A68]&amp;&quot;.png&quot;&quot;&quot;" office:value-type="string" office:string-value="&quot;helmet_013_castle_03.png&quot;" calcext:value-type="string">
            <text:p>"helmet_013_castle_03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4_classicspace</text:p>
          </table:table-cell>
          <table:table-cell table:number-columns-repeated="2"/>
          <table:table-cell table:formula="of:=&quot;&quot;&quot;&quot;&amp;[.A69]&amp;&quot;.png&quot;&quot;&quot;" office:value-type="string" office:string-value="&quot;helmet_014_classicspace.png&quot;" calcext:value-type="string">
            <text:p>"helmet_014_classicspac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5_modernbike</text:p>
          </table:table-cell>
          <table:table-cell table:number-columns-repeated="2"/>
          <table:table-cell table:formula="of:=&quot;&quot;&quot;&quot;&amp;[.A70]&amp;&quot;.png&quot;&quot;&quot;" office:value-type="string" office:string-value="&quot;helmet_015_modernbike.png&quot;" calcext:value-type="string">
            <text:p>"helmet_015_modernbik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6_spanish</text:p>
          </table:table-cell>
          <table:table-cell table:number-columns-repeated="2"/>
          <table:table-cell table:formula="of:=&quot;&quot;&quot;&quot;&amp;[.A71]&amp;&quot;.png&quot;&quot;&quot;" office:value-type="string" office:string-value="&quot;helmet_016_spanish.png&quot;" calcext:value-type="string">
            <text:p>"helmet_016_spanish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7_persian</text:p>
          </table:table-cell>
          <table:table-cell table:number-columns-repeated="2"/>
          <table:table-cell table:formula="of:=&quot;&quot;&quot;&quot;&amp;[.A72]&amp;&quot;.png&quot;&quot;&quot;" office:value-type="string" office:string-value="&quot;helmet_017_persian.png&quot;" calcext:value-type="string">
            <text:p>"helmet_017_persia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8_samurai</text:p>
          </table:table-cell>
          <table:table-cell table:number-columns-repeated="2"/>
          <table:table-cell table:formula="of:=&quot;&quot;&quot;&quot;&amp;[.A73]&amp;&quot;.png&quot;&quot;&quot;" office:value-type="string" office:string-value="&quot;helmet_018_samurai.png&quot;" calcext:value-type="string">
            <text:p>"helmet_018_samurai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19_skateboard</text:p>
          </table:table-cell>
          <table:table-cell table:number-columns-repeated="2"/>
          <table:table-cell table:formula="of:=&quot;&quot;&quot;&quot;&amp;[.A74]&amp;&quot;.png&quot;&quot;&quot;" office:value-type="string" office:string-value="&quot;helmet_019_skateboard.png&quot;" calcext:value-type="string">
            <text:p>"helmet_019_skateboar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20_viking</text:p>
          </table:table-cell>
          <table:table-cell table:number-columns-repeated="2"/>
          <table:table-cell table:formula="of:=&quot;&quot;&quot;&quot;&amp;[.A75]&amp;&quot;.png&quot;&quot;&quot;" office:value-type="string" office:string-value="&quot;helmet_020_viking.png&quot;" calcext:value-type="string">
            <text:p>"helmet_020_viking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21_batwings</text:p>
          </table:table-cell>
          <table:table-cell table:number-columns-repeated="2"/>
          <table:table-cell table:formula="of:=&quot;&quot;&quot;&quot;&amp;[.A76]&amp;&quot;.png&quot;&quot;&quot;" office:value-type="string" office:string-value="&quot;helmet_021_batwings.png&quot;" calcext:value-type="string">
            <text:p>"helmet_021_batwing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met_022_widebrim</text:p>
          </table:table-cell>
          <table:table-cell table:number-columns-repeated="2"/>
          <table:table-cell table:formula="of:=&quot;&quot;&quot;&quot;&amp;[.A77]&amp;&quot;.png&quot;&quot;&quot;" office:value-type="string" office:string-value="&quot;helmet_022_widebrim.png&quot;" calcext:value-type="string">
            <text:p>"helmet_022_widebrim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1_smallskull</text:p>
          </table:table-cell>
          <table:table-cell table:number-columns-repeated="2"/>
          <table:table-cell table:formula="of:=&quot;&quot;&quot;&quot;&amp;[.A78]&amp;&quot;.png&quot;&quot;&quot;" office:value-type="string" office:string-value="&quot;shield_001_smallskull.png&quot;" calcext:value-type="string">
            <text:p>"shield_001_smallskul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2_scarab</text:p>
          </table:table-cell>
          <table:table-cell table:number-columns-repeated="2"/>
          <table:table-cell table:formula="of:=&quot;&quot;&quot;&quot;&amp;[.A79]&amp;&quot;.png&quot;&quot;&quot;" office:value-type="string" office:string-value="&quot;shield_002_scarab.png&quot;" calcext:value-type="string">
            <text:p>"shield_002_scarab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3_largeskull</text:p>
          </table:table-cell>
          <table:table-cell table:number-columns-repeated="2"/>
          <table:table-cell table:formula="of:=&quot;&quot;&quot;&quot;&amp;[.A80]&amp;&quot;.png&quot;&quot;&quot;" office:value-type="string" office:string-value="&quot;shield_003_largeskull.png&quot;" calcext:value-type="string">
            <text:p>"shield_003_largeskul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4_smallroundplain</text:p>
          </table:table-cell>
          <table:table-cell table:number-columns-repeated="2"/>
          <table:table-cell table:formula="of:=&quot;&quot;&quot;&quot;&amp;[.A81]&amp;&quot;.png&quot;&quot;&quot;" office:value-type="string" office:string-value="&quot;shield_004_smallroundplain.png&quot;" calcext:value-type="string">
            <text:p>"shield_004_smallroundplai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5_largeovoidsnake</text:p>
          </table:table-cell>
          <table:table-cell table:number-columns-repeated="2"/>
          <table:table-cell table:formula="of:=&quot;&quot;&quot;&quot;&amp;[.A82]&amp;&quot;.png&quot;&quot;&quot;" office:value-type="string" office:string-value="&quot;shield_005_largeovoidsnake.png&quot;" calcext:value-type="string">
            <text:p>"shield_005_largeovoidsnak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6_largeovoiddragon</text:p>
          </table:table-cell>
          <table:table-cell table:number-columns-repeated="2"/>
          <table:table-cell table:formula="of:=&quot;&quot;&quot;&quot;&amp;[.A83]&amp;&quot;.png&quot;&quot;&quot;" office:value-type="string" office:string-value="&quot;shield_006_largeovoiddragon.png&quot;" calcext:value-type="string">
            <text:p>"shield_006_largeovoiddrago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7_smallyellowcrown</text:p>
          </table:table-cell>
          <table:table-cell table:number-columns-repeated="2"/>
          <table:table-cell table:formula="of:=&quot;&quot;&quot;&quot;&amp;[.A84]&amp;&quot;.png&quot;&quot;&quot;" office:value-type="string" office:string-value="&quot;shield_007_smallyellowcrown.png&quot;" calcext:value-type="string">
            <text:p>"shield_007_smallyellowcrow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8_smallbluelion</text:p>
          </table:table-cell>
          <table:table-cell table:number-columns-repeated="2"/>
          <table:table-cell table:formula="of:=&quot;&quot;&quot;&quot;&amp;[.A85]&amp;&quot;.png&quot;&quot;&quot;" office:value-type="string" office:string-value="&quot;shield_008_smallbluelion.png&quot;" calcext:value-type="string">
            <text:p>"shield_008_smallbluelion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09_largehand</text:p>
          </table:table-cell>
          <table:table-cell table:number-columns-repeated="2"/>
          <table:table-cell table:formula="of:=&quot;&quot;&quot;&quot;&amp;[.A86]&amp;&quot;.png&quot;&quot;&quot;" office:value-type="string" office:string-value="&quot;shield_009_largehand.png&quot;" calcext:value-type="string">
            <text:p>"shield_009_largehan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10_largeoctogonalskull</text:p>
          </table:table-cell>
          <table:table-cell table:number-columns-repeated="2"/>
          <table:table-cell table:formula="of:=&quot;&quot;&quot;&quot;&amp;[.A87]&amp;&quot;.png&quot;&quot;&quot;" office:value-type="string" office:string-value="&quot;shield_010_largeoctogonalskull.png&quot;" calcext:value-type="string">
            <text:p>"shield_010_largeoctogonalskull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11_largeovalwhite</text:p>
          </table:table-cell>
          <table:table-cell table:number-columns-repeated="2"/>
          <table:table-cell table:formula="of:=&quot;&quot;&quot;&quot;&amp;[.A88]&amp;&quot;.png&quot;&quot;&quot;" office:value-type="string" office:string-value="&quot;shield_011_largeovalwhite.png&quot;" calcext:value-type="string">
            <text:p>"shield_011_largeovalwhit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ield_012_smallrohan</text:p>
          </table:table-cell>
          <table:table-cell table:number-columns-repeated="2"/>
          <table:table-cell table:formula="of:=&quot;&quot;&quot;&quot;&amp;[.A89]&amp;&quot;.png&quot;&quot;&quot;" office:value-type="string" office:string-value="&quot;shield_012_smallrohan.png&quot;" calcext:value-type="string">
            <text:p>"shield_012_smallrohan.png"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tem_001_redbottle</text:p>
          </table:table-cell>
          <table:table-cell table:number-columns-repeated="2"/>
          <table:table-cell table:formula="of:=&quot;&quot;&quot;&quot;&amp;[.A91]&amp;&quot;.png&quot;&quot;&quot;" office:value-type="string" office:string-value="&quot;item_001_redbottle.png&quot;" calcext:value-type="string">
            <text:p>"item_001_redbottle.png"</text:p>
          </table:table-cell>
          <table:table-cell table:number-columns-repeated="2"/>
          <table:table-cell office:value-type="string" calcext:value-type="string">
            <text:p>"item_001_redbottle.png"</text:p>
          </table:table-cell>
          <table:table-cell office:value-type="string" calcext:value-type="string">
            <text:p>"item_002_bluebottle.png"</text:p>
          </table:table-cell>
          <table:table-cell office:value-type="string" calcext:value-type="string">
            <text:p>"item_003_greenbottle.png"</text:p>
          </table:table-cell>
          <table:table-cell office:value-type="string" calcext:value-type="string">
            <text:p>"item_004_darkpinkflask.png"</text:p>
          </table:table-cell>
          <table:table-cell office:value-type="string" calcext:value-type="string">
            <text:p>"item_005_turquoiseflask.png"</text:p>
          </table:table-cell>
          <table:table-cell office:value-type="string" calcext:value-type="string">
            <text:p>"item_006_salmonflask.png"</text:p>
          </table:table-cell>
          <table:table-cell office:value-type="string" calcext:value-type="string">
            <text:p>"item_007_lightblueflask.png"</text:p>
          </table:table-cell>
          <table:table-cell office:value-type="string" calcext:value-type="string">
            <text:p>"item_008_lavenderflask.png"</text:p>
          </table:table-cell>
          <table:table-cell office:value-type="string" calcext:value-type="string">
            <text:p>"item_009_limeflask.png"</text:p>
          </table:table-cell>
          <table:table-cell office:value-type="string" calcext:value-type="string">
            <text:p>"item_010_croissant.png"</text:p>
          </table:table-cell>
          <table:table-cell office:value-type="string" calcext:value-type="string">
            <text:p>"item_011_banana.png"</text:p>
          </table:table-cell>
          <table:table-cell office:value-type="string" calcext:value-type="string">
            <text:p>"item_012_baguette.png"</text:p>
          </table:table-cell>
          <table:table-cell office:value-type="string" calcext:value-type="string">
            <text:p>"item_013_sausage.png"</text:p>
          </table:table-cell>
          <table:table-cell office:value-type="string" calcext:value-type="string">
            <text:p>"item_014_turkey.png"</text:p>
          </table:table-cell>
          <table:table-cell office:value-type="string" calcext:value-type="string">
            <text:p>"item_015_chalice.png"</text:p>
          </table:table-cell>
          <table:table-cell office:value-type="string" calcext:value-type="string">
            <text:p>"item_016_magicwand.png"</text:p>
          </table:table-cell>
        </table:table-row>
        <table:table-row table:style-name="ro1">
          <table:table-cell office:value-type="string" calcext:value-type="string">
            <text:p>item_002_bluebottle</text:p>
          </table:table-cell>
          <table:table-cell table:number-columns-repeated="2"/>
          <table:table-cell table:formula="of:=&quot;&quot;&quot;&quot;&amp;[.A92]&amp;&quot;.png&quot;&quot;&quot;" office:value-type="string" office:string-value="&quot;item_002_bluebottle.png&quot;" calcext:value-type="string">
            <text:p>"item_002_bluebottle.png"</text:p>
          </table:table-cell>
          <table:table-cell table:number-columns-repeated="2"/>
          <table:table-cell office:value-type="string" calcext:value-type="string">
            <text:p>"item_017_meatsteak.png"</text:p>
          </table:table-cell>
          <table:table-cell office:value-type="string" calcext:value-type="string">
            <text:p>"item_018_binoculars.png"</text:p>
          </table:table-cell>
          <table:table-cell office:value-type="string" calcext:value-type="string">
            <text:p>"item_019_wrench.png"</text:p>
          </table:table-cell>
          <table:table-cell office:value-type="string" calcext:value-type="string">
            <text:p>"item_020_fishingpole.png"</text:p>
          </table:table-cell>
          <table:table-cell office:value-type="string" calcext:value-type="string">
            <text:p>"item_021_bugle.png"</text:p>
          </table:table-cell>
          <table:table-cell office:value-type="string" calcext:value-type="string">
            <text:p>"item_022_compass.png"</text:p>
          </table:table-cell>
          <table:table-cell office:value-type="string" calcext:value-type="string">
            <text:p>"item_023_apple.png"</text:p>
          </table:table-cell>
          <table:table-cell office:value-type="string" calcext:value-type="string">
            <text:p>"item_024_carrot.png"</text:p>
          </table:table-cell>
          <table:table-cell office:value-type="string" calcext:value-type="string">
            <text:p>"item_025_cherries.png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em_003_greenbottle</text:p>
          </table:table-cell>
          <table:table-cell table:number-columns-repeated="2"/>
          <table:table-cell table:formula="of:=&quot;&quot;&quot;&quot;&amp;[.A93]&amp;&quot;.png&quot;&quot;&quot;" office:value-type="string" office:string-value="&quot;item_003_greenbottle.png&quot;" calcext:value-type="string">
            <text:p>"item_003_greenbottl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04_darkpinkflask</text:p>
          </table:table-cell>
          <table:table-cell table:number-columns-repeated="2"/>
          <table:table-cell table:formula="of:=&quot;&quot;&quot;&quot;&amp;[.A94]&amp;&quot;.png&quot;&quot;&quot;" office:value-type="string" office:string-value="&quot;item_004_darkpinkflask.png&quot;" calcext:value-type="string">
            <text:p>"item_004_darkpinkflas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05_turquoiseflask</text:p>
          </table:table-cell>
          <table:table-cell table:number-columns-repeated="2"/>
          <table:table-cell table:formula="of:=&quot;&quot;&quot;&quot;&amp;[.A95]&amp;&quot;.png&quot;&quot;&quot;" office:value-type="string" office:string-value="&quot;item_005_turquoiseflask.png&quot;" calcext:value-type="string">
            <text:p>"item_005_turquoiseflas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06_salmonflask</text:p>
          </table:table-cell>
          <table:table-cell table:number-columns-repeated="2"/>
          <table:table-cell table:formula="of:=&quot;&quot;&quot;&quot;&amp;[.A96]&amp;&quot;.png&quot;&quot;&quot;" office:value-type="string" office:string-value="&quot;item_006_salmonflask.png&quot;" calcext:value-type="string">
            <text:p>"item_006_salmonflas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07_lightblueflask</text:p>
          </table:table-cell>
          <table:table-cell table:number-columns-repeated="2"/>
          <table:table-cell table:formula="of:=&quot;&quot;&quot;&quot;&amp;[.A97]&amp;&quot;.png&quot;&quot;&quot;" office:value-type="string" office:string-value="&quot;item_007_lightblueflask.png&quot;" calcext:value-type="string">
            <text:p>"item_007_lightblueflas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08_lavenderflask</text:p>
          </table:table-cell>
          <table:table-cell table:number-columns-repeated="2"/>
          <table:table-cell table:formula="of:=&quot;&quot;&quot;&quot;&amp;[.A98]&amp;&quot;.png&quot;&quot;&quot;" office:value-type="string" office:string-value="&quot;item_008_lavenderflask.png&quot;" calcext:value-type="string">
            <text:p>"item_008_lavenderflas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09_limeflask</text:p>
          </table:table-cell>
          <table:table-cell table:number-columns-repeated="2"/>
          <table:table-cell table:formula="of:=&quot;&quot;&quot;&quot;&amp;[.A99]&amp;&quot;.png&quot;&quot;&quot;" office:value-type="string" office:string-value="&quot;item_009_limeflask.png&quot;" calcext:value-type="string">
            <text:p>"item_009_limeflas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0_croissant</text:p>
          </table:table-cell>
          <table:table-cell table:number-columns-repeated="2"/>
          <table:table-cell table:formula="of:=&quot;&quot;&quot;&quot;&amp;[.A100]&amp;&quot;.png&quot;&quot;&quot;" office:value-type="string" office:string-value="&quot;item_010_croissant.png&quot;" calcext:value-type="string">
            <text:p>"item_010_croissant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1_banana</text:p>
          </table:table-cell>
          <table:table-cell table:number-columns-repeated="2"/>
          <table:table-cell table:formula="of:=&quot;&quot;&quot;&quot;&amp;[.A101]&amp;&quot;.png&quot;&quot;&quot;" office:value-type="string" office:string-value="&quot;item_011_banana.png&quot;" calcext:value-type="string">
            <text:p>"item_011_banana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2_baguette</text:p>
          </table:table-cell>
          <table:table-cell table:number-columns-repeated="2"/>
          <table:table-cell table:formula="of:=&quot;&quot;&quot;&quot;&amp;[.A102]&amp;&quot;.png&quot;&quot;&quot;" office:value-type="string" office:string-value="&quot;item_012_baguette.png&quot;" calcext:value-type="string">
            <text:p>"item_012_baguett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3_sausage</text:p>
          </table:table-cell>
          <table:table-cell table:number-columns-repeated="2"/>
          <table:table-cell table:formula="of:=&quot;&quot;&quot;&quot;&amp;[.A103]&amp;&quot;.png&quot;&quot;&quot;" office:value-type="string" office:string-value="&quot;item_013_sausage.png&quot;" calcext:value-type="string">
            <text:p>"item_013_sausag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4_turkey</text:p>
          </table:table-cell>
          <table:table-cell table:number-columns-repeated="2"/>
          <table:table-cell table:formula="of:=&quot;&quot;&quot;&quot;&amp;[.A104]&amp;&quot;.png&quot;&quot;&quot;" office:value-type="string" office:string-value="&quot;item_014_turkey.png&quot;" calcext:value-type="string">
            <text:p>"item_014_turkey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5_chalice</text:p>
          </table:table-cell>
          <table:table-cell table:number-columns-repeated="2"/>
          <table:table-cell table:formula="of:=&quot;&quot;&quot;&quot;&amp;[.A105]&amp;&quot;.png&quot;&quot;&quot;" office:value-type="string" office:string-value="&quot;item_015_chalice.png&quot;" calcext:value-type="string">
            <text:p>"item_015_chalic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6_magicwand</text:p>
          </table:table-cell>
          <table:table-cell table:number-columns-repeated="2"/>
          <table:table-cell table:formula="of:=&quot;&quot;&quot;&quot;&amp;[.A106]&amp;&quot;.png&quot;&quot;&quot;" office:value-type="string" office:string-value="&quot;item_016_magicwand.png&quot;" calcext:value-type="string">
            <text:p>"item_016_magicwand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7_meatsteak</text:p>
          </table:table-cell>
          <table:table-cell table:number-columns-repeated="2"/>
          <table:table-cell table:formula="of:=&quot;&quot;&quot;&quot;&amp;[.A107]&amp;&quot;.png&quot;&quot;&quot;" office:value-type="string" office:string-value="&quot;item_017_meatsteak.png&quot;" calcext:value-type="string">
            <text:p>"item_017_meatsteak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8_binoculars</text:p>
          </table:table-cell>
          <table:table-cell table:number-columns-repeated="2"/>
          <table:table-cell table:formula="of:=&quot;&quot;&quot;&quot;&amp;[.A108]&amp;&quot;.png&quot;&quot;&quot;" office:value-type="string" office:string-value="&quot;item_018_binoculars.png&quot;" calcext:value-type="string">
            <text:p>"item_018_binocular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19_wrench</text:p>
          </table:table-cell>
          <table:table-cell table:number-columns-repeated="2"/>
          <table:table-cell table:formula="of:=&quot;&quot;&quot;&quot;&amp;[.A109]&amp;&quot;.png&quot;&quot;&quot;" office:value-type="string" office:string-value="&quot;item_019_wrench.png&quot;" calcext:value-type="string">
            <text:p>"item_019_wrench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20_fishingpole</text:p>
          </table:table-cell>
          <table:table-cell table:number-columns-repeated="2"/>
          <table:table-cell table:formula="of:=&quot;&quot;&quot;&quot;&amp;[.A110]&amp;&quot;.png&quot;&quot;&quot;" office:value-type="string" office:string-value="&quot;item_020_fishingpole.png&quot;" calcext:value-type="string">
            <text:p>"item_020_fishingpol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21_bugle</text:p>
          </table:table-cell>
          <table:table-cell table:number-columns-repeated="2"/>
          <table:table-cell table:formula="of:=&quot;&quot;&quot;&quot;&amp;[.A111]&amp;&quot;.png&quot;&quot;&quot;" office:value-type="string" office:string-value="&quot;item_021_bugle.png&quot;" calcext:value-type="string">
            <text:p>"item_021_bugl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22_compass</text:p>
          </table:table-cell>
          <table:table-cell table:number-columns-repeated="2"/>
          <table:table-cell table:formula="of:=&quot;&quot;&quot;&quot;&amp;[.A112]&amp;&quot;.png&quot;&quot;&quot;" office:value-type="string" office:string-value="&quot;item_022_compass.png&quot;" calcext:value-type="string">
            <text:p>"item_022_compass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23_apple</text:p>
          </table:table-cell>
          <table:table-cell table:number-columns-repeated="2"/>
          <table:table-cell table:formula="of:=&quot;&quot;&quot;&quot;&amp;[.A113]&amp;&quot;.png&quot;&quot;&quot;" office:value-type="string" office:string-value="&quot;item_023_apple.png&quot;" calcext:value-type="string">
            <text:p>"item_023_apple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24_carrot</text:p>
          </table:table-cell>
          <table:table-cell table:number-columns-repeated="2"/>
          <table:table-cell table:formula="of:=&quot;&quot;&quot;&quot;&amp;[.A114]&amp;&quot;.png&quot;&quot;&quot;" office:value-type="string" office:string-value="&quot;item_024_carrot.png&quot;" calcext:value-type="string">
            <text:p>"item_024_carrot.png"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tem_025_cherries</text:p>
          </table:table-cell>
          <table:table-cell table:number-columns-repeated="2"/>
          <table:table-cell table:formula="of:=&quot;&quot;&quot;&quot;&amp;[.A115]&amp;&quot;.png&quot;&quot;&quot;" office:value-type="string" office:string-value="&quot;item_025_cherries.png&quot;" calcext:value-type="string">
            <text:p>"item_025_cherries.png"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11:36:29.6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20:27:32.665000000</meta:creation-date>
    <dc:date>2014-08-24T11:39:17.485000000</dc:date>
    <meta:editing-duration>PT59M22S</meta:editing-duration>
    <meta:editing-cycles>8</meta:editing-cycles>
    <meta:generator>LibreOffice/4.3.0.4$Windows_x86 LibreOffice_project/62ad5818884a2fc2e5780dd45466868d41009ec0</meta:generator>
    <meta:document-statistic meta:table-count="2" meta:cell-count="888" meta:object-count="0"/>
  </office:meta>
</office:document-meta>
</file>